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AC000002BA00F55CEDD6E24B4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ArialNarrow" svg:font-family="ArialNarrow" style:font-pitch="variable"/>
    <style:font-face style:name="ArialNarrow1" svg:font-family="ArialNarrow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Idealista" svg:font-family="Idealista" style:font-pitch="variable"/>
    <style:font-face style:name="Idealista1" svg:font-family="Idealist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2c2b2a" draw:opacity="13%"/>
    </style:style>
    <style:style style:name="gr2" style:family="graphic" style:parent-style-name="standard">
      <style:graphic-properties draw:stroke="none" draw:fill="solid" draw:fill-color="#000000"/>
    </style:style>
    <style:style style:name="gr3" style:family="graphic" style:parent-style-name="standard">
      <style:graphic-properties draw:stroke="none" draw:fill="solid" draw:fill-color="#fed52f"/>
    </style:style>
    <style:style style:name="gr4" style:family="graphic" style:parent-style-name="standard">
      <style:graphic-properties draw:stroke="none" draw:fill="solid" draw:fill-color="#fed52f" draw:opacity="70%"/>
    </style:style>
    <style:style style:name="gr5" style:family="graphic" style:parent-style-name="standard">
      <style:graphic-properties draw:stroke="none" draw:fill="solid" draw:fill-color="#ffed00" draw:opacity="45%"/>
    </style:style>
    <style:style style:name="gr6" style:family="graphic" style:parent-style-name="standard">
      <style:graphic-properties draw:stroke="none" draw:fill="solid" draw:fill-color="#e62a2a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52cm" fo:min-width="3.198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3cm" fo:min-width="0.497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2.92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2.98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41cm" fo:min-width="1.41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41cm" fo:min-width="1.005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41cm" fo:min-width="3.77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41cm" fo:min-width="5.201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41cm" fo:min-width="1.831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41cm" fo:min-width="2.114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41cm" fo:min-width="1.314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41cm" fo:min-width="1.217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41cm" fo:min-width="1.772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41cm" fo:min-width="1.894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41cm" fo:min-width="3.38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41cm" fo:min-width="2.728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41cm" fo:min-width="2.525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solid" draw:fill-color="#fed52f" draw:opacity="45%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41cm" fo:min-width="2.534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solid" draw:fill-color="#f47c01"/>
    </style:style>
    <style:style style:name="gr29" style:family="graphic" style:parent-style-name="standard">
      <style:graphic-properties draw:stroke="none" draw:fill="solid" draw:fill-color="#f47c01" draw:opacity="70%"/>
    </style:style>
    <style:style style:name="gr30" style:family="graphic" style:parent-style-name="standard">
      <style:graphic-properties draw:stroke="none" draw:fill="solid" draw:fill-color="#f47c01" draw:opacity="45%"/>
    </style:style>
    <style:style style:name="gr31" style:family="graphic" style:parent-style-name="standard">
      <style:graphic-properties draw:stroke="none" draw:fill="solid" draw:fill-color="#2e9c00"/>
    </style:style>
    <style:style style:name="gr32" style:family="graphic" style:parent-style-name="standard">
      <style:graphic-properties draw:stroke="none" draw:fill="solid" draw:fill-color="#2e9c00" draw:opacity="70%"/>
    </style:style>
    <style:style style:name="gr33" style:family="graphic" style:parent-style-name="standard">
      <style:graphic-properties draw:stroke="none" draw:fill="solid" draw:fill-color="#2e9c00" draw:opacity="45%"/>
    </style:style>
    <style:style style:name="gr34" style:family="graphic" style:parent-style-name="standard">
      <style:graphic-properties draw:stroke="none" draw:fill="solid" draw:fill-color="#044dac"/>
    </style:style>
    <style:style style:name="gr35" style:family="graphic" style:parent-style-name="standard">
      <style:graphic-properties draw:stroke="none" draw:fill="solid" draw:fill-color="#044dac" draw:opacity="70%"/>
    </style:style>
    <style:style style:name="gr36" style:family="graphic" style:parent-style-name="standard">
      <style:graphic-properties draw:stroke="none" draw:fill="solid" draw:fill-color="#044dac" draw:opacity="45%"/>
    </style:style>
    <style:style style:name="gr37" style:family="graphic" style:parent-style-name="standard">
      <style:graphic-properties draw:stroke="none" draw:fill="solid" draw:fill-color="#924c1b"/>
    </style:style>
    <style:style style:name="gr38" style:family="graphic" style:parent-style-name="standard">
      <style:graphic-properties draw:stroke="none" draw:fill="solid" draw:fill-color="#924c1b" draw:opacity="70%"/>
    </style:style>
    <style:style style:name="gr39" style:family="graphic" style:parent-style-name="standard">
      <style:graphic-properties draw:stroke="none" draw:fill="solid" draw:fill-color="#924c1b" draw:opacity="45%"/>
    </style:style>
    <style:style style:name="P1" style:family="paragraph">
      <loext:graphic-properties draw:fill="solid" draw:fill-color="#2c2b2a" draw:opacity="13%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solid" draw:fill-color="#fed52f"/>
    </style:style>
    <style:style style:name="P4" style:family="paragraph">
      <loext:graphic-properties draw:fill="solid" draw:fill-color="#fed52f" draw:opacity="70%"/>
    </style:style>
    <style:style style:name="P5" style:family="paragraph">
      <loext:graphic-properties draw:fill="solid" draw:fill-color="#ffed00" draw:opacity="45%"/>
    </style:style>
    <style:style style:name="P6" style:family="paragraph">
      <loext:graphic-properties draw:fill="solid" draw:fill-color="#e62a2a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/>
      <style:paragraph-properties style:writing-mode="lr-tb"/>
      <style:text-properties fo:font-size="13.8999996185303pt" style:font-size-asian="13.8999996185303pt" style:font-size-complex="13.8999996185303pt"/>
    </style:style>
    <style:style style:name="P9" style:family="paragraph">
      <loext:graphic-properties draw:fill="none"/>
      <style:paragraph-properties style:writing-mode="lr-tb"/>
      <style:text-properties fo:font-size="5.69999980926514pt" style:font-size-asian="5.69999980926514pt" style:font-size-complex="5.69999980926514pt"/>
    </style:style>
    <style:style style:name="P10" style:family="paragraph">
      <loext:graphic-properties draw:fill="none"/>
      <style:paragraph-properties style:writing-mode="lr-tb"/>
      <style:text-properties fo:font-size="17.1000003814697pt" style:font-size-asian="17.1000003814697pt" style:font-size-complex="17.1000003814697pt"/>
    </style:style>
    <style:style style:name="P11" style:family="paragraph">
      <loext:graphic-properties draw:fill="none"/>
    </style:style>
    <style:style style:name="P12" style:family="paragraph">
      <loext:graphic-properties draw:fill="none"/>
      <style:paragraph-properties style:writing-mode="lr-tb"/>
      <style:text-properties fo:font-size="10.6999998092651pt" style:font-size-asian="10.6999998092651pt" style:font-size-complex="10.6999998092651pt"/>
    </style:style>
    <style:style style:name="P13" style:family="paragraph">
      <loext:graphic-properties draw:fill="solid" draw:fill-color="#fed52f" draw:opacity="45%"/>
    </style:style>
    <style:style style:name="P14" style:family="paragraph">
      <loext:graphic-properties draw:fill="solid" draw:fill-color="#f47c01"/>
    </style:style>
    <style:style style:name="P15" style:family="paragraph">
      <loext:graphic-properties draw:fill="solid" draw:fill-color="#f47c01" draw:opacity="70%"/>
    </style:style>
    <style:style style:name="P16" style:family="paragraph">
      <loext:graphic-properties draw:fill="solid" draw:fill-color="#f47c01" draw:opacity="45%"/>
    </style:style>
    <style:style style:name="P17" style:family="paragraph">
      <loext:graphic-properties draw:fill="solid" draw:fill-color="#2e9c00"/>
    </style:style>
    <style:style style:name="P18" style:family="paragraph">
      <loext:graphic-properties draw:fill="solid" draw:fill-color="#2e9c00" draw:opacity="70%"/>
    </style:style>
    <style:style style:name="P19" style:family="paragraph">
      <loext:graphic-properties draw:fill="solid" draw:fill-color="#2e9c00" draw:opacity="45%"/>
    </style:style>
    <style:style style:name="P20" style:family="paragraph">
      <loext:graphic-properties draw:fill="solid" draw:fill-color="#044dac"/>
    </style:style>
    <style:style style:name="P21" style:family="paragraph">
      <loext:graphic-properties draw:fill="solid" draw:fill-color="#044dac" draw:opacity="70%"/>
    </style:style>
    <style:style style:name="P22" style:family="paragraph">
      <loext:graphic-properties draw:fill="solid" draw:fill-color="#044dac" draw:opacity="45%"/>
    </style:style>
    <style:style style:name="P23" style:family="paragraph">
      <loext:graphic-properties draw:fill="solid" draw:fill-color="#924c1b"/>
    </style:style>
    <style:style style:name="P24" style:family="paragraph">
      <loext:graphic-properties draw:fill="solid" draw:fill-color="#924c1b" draw:opacity="70%"/>
    </style:style>
    <style:style style:name="P25" style:family="paragraph">
      <loext:graphic-properties draw:fill="solid" draw:fill-color="#924c1b" draw:opacity="45%"/>
    </style:style>
    <style:style style:name="T1" style:family="text">
      <style:text-properties fo:color="#ffffff" loext:opacity="100%" style:font-name="Arial1" fo:font-size="13.8999996185303pt" fo:font-style="italic" fo:font-weight="bold" style:font-name-asian="Arial1" style:font-size-asian="13.8999996185303pt" style:font-style-asian="italic" style:font-weight-asian="bold" style:font-name-complex="Arial1" style:font-size-complex="13.8999996185303pt" style:font-style-complex="italic" style:font-weight-complex="bold"/>
    </style:style>
    <style:style style:name="T2" style:family="text">
      <style:text-properties fo:color="#ffffff" loext:opacity="100%" style:font-name="ArialNarrow1" fo:font-size="5.69999980926514pt" fo:font-weight="normal" style:font-name-asian="ArialNarrow1" style:font-size-asian="5.69999980926514pt" style:font-weight-asian="normal" style:font-name-complex="ArialNarrow1" style:font-size-complex="5.69999980926514pt" style:font-weight-complex="normal"/>
    </style:style>
    <style:style style:name="T3" style:family="text">
      <style:text-properties fo:color="#000000" loext:opacity="100%" style:font-name="Idealista1" fo:font-size="17.1000003814697pt" fo:font-weight="bold" style:font-name-asian="Idealista1" style:font-size-asian="17.1000003814697pt" style:font-weight-asian="bold" style:font-name-complex="Idealista1" style:font-size-complex="17.1000003814697pt" style:font-weight-complex="bold"/>
    </style:style>
    <style:style style:name="T4" style:family="text">
      <style:text-properties fo:color="#000000" loext:opacity="100%" style:font-name="Idealista1" fo:font-size="10.6999998092651pt" fo:font-style="italic" fo:font-weight="bold" style:font-name-asian="Idealista1" style:font-size-asian="10.6999998092651pt" style:font-style-asian="italic" style:font-weight-asian="bold" style:font-name-complex="Idealista1" style:font-size-complex="10.6999998092651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7.215cm" svg:height="14.092cm" svg:x="4.949cm" svg:y="4.952cm" svg:viewBox="0 0 7216 14093" svg:d="M5100 2097c-150 162-309 280-465 355-117 55-154 29-147-96 6-123 51-152 116-164zM3436 7492c11-270 554-320 584 57 21 271-82 596-121 992-19 190-18 350 190 281 477-161 632-83 319 357l-532 615 53 874c72-204 116-541 167-844 66-224 185-286 441-114 29 19 35 95 69 95s105-80 136-95c518-244 375-313 532-501 281-336 316-584 59-349-183 166-348 343-454 220-134-156-74-340 53-456 292-265 541-433 783-486 274-60 482-35 601 122 110 144-16 368-213 584l-472 517c198-56 396-111 594-167 119-172 224-183 357-167 193 23 332-11 417 38 96 91 162 179 198 273 67 177-52 260-243 296l-1217 259c-8 107 28 155 76 152 107-8 144 51 161 273 6 80-34 355 76 1626 50 578 53 1119 8 1572-97 963-874 514-1392 129-559-416-547-568-304-577 329-12 610 335 1026 312 70-801 39-1487-68-2105-46-259-107-516-160-775-67-217-125-144-243 23-103 147-284 145-471 53-37-46-87-29-129 61l-129 274c185 93 371 184 509 326 237 245 182 547 61 511-218-64-411-183-610-322-161-113-247 17-188 290l182 851c104 346-47 492-364 440-360-59-302-270-525-448-248-198-367-125-372-539-6-515-51-997-121-1307-57-250 24-364 159-387 151-26 287 32 296 212 46 831-157 1312 251 1649 26-396 42-821 19-1264-12-241-45-475-72-742-8-78-53-57-167-38-103 18-208-16-312-60-80 73-166 133-258 182-20 237-64 444-144 608 236 654 294 1428 60 2370-89 362-553 348-583-24-35-432 147-772 82-1283-525 802-1161 1459-1922 1952-44 29-92-8-137-60-60-72-32-160 54-266 348-433 662-870 923-1318 234-401 422-811 596-1219l440-1033c51-118 128-172 244-183 505-49 934-240 1230-646-58-618-102-1202-83-1671zM1727 9032l-96-147c230-415 398-845 581-1328 164-432 550-357 600-57 108 654-445 1147-1085 1532zM4399 6907c-168 154-133 252 62 309 78 22 119 60 167 111 84 92 199 44 283-54 53-61 110-95 161-140 96-83 71-216-115-327-178-107-390-53-558 101zM4867 4369c-303-3-321 164-41 484 209 239 435 469 680 562 141 54 250 61 327 34 199-70 196-367 36-708-61-132-179-207-310-263-217-94-484-115-692-109zM3514 4480l141 919c26 174 36 385-5 648-374-151-717-277-967-295 37-318 125-675 227-1045 208-49 409-126 604-227zM1715 1348l-10-248c1097-363 2197-859 3063-1070 457-112 669 109 843 267 157 144 159 326 30 476l-922 823c499-113 917-151 1200-40 351 138 401 376 129 646-311 305-665 530-992 773-144 107-371 129-684 129-196-1-307 125-347 376-41 253 108 207 327 189 291-24 609 36 922-70 449-151 744-335 1111-248 195 47 362 159 525 278 106 77 141 253 125 519-13 206-112 146-283 66-380-179-855-170-1399-78-271 46-541 56-800 41-64-3-53-2-60 61-107 895-146 2146-220 2742-508-117-1121-399-1739-806-104-68-130-34-184 42-137 191-292 322-466 387-181 67-245-29-159-248 117-297 411-649 377-882l10-268-1121 317c-293 84-320-235-109-366 831-516 1661-863 2469-1150-113-114 41-446 109-754-224 261-446 477-676 655-270 209-404 163-276-139l278-654c-659 253-1216 379-1676 436-274 34-324-247-59-367 873-395 1749-778 2617-1181-536-61-609-302-325-421 285-119 578-188 852-413 179-147 193-370 16-340-346 56-566 417-841 600-133 88-268 124-376 108z">
          <text:p/>
        </draw:path>
        <draw:path draw:style-name="gr2" draw:text-style-name="P2" draw:layer="layout" svg:width="11.064cm" svg:height="4.233cm" svg:x="3.164cm" svg:y="7.765cm" svg:viewBox="0 0 11065 4234" svg:d="M0 2330c0 669 437 1012 1105 1012 673 0 1114-343 1114-1074 0-785-472-1056-944-1056-152 0-392 31-628 222l66-655h1328v-601h-1862l-147 1836h668c53-156 187-245 414-245 250 0 415 98 415 485 0 392-165 486-424 486-245 0-414-116-414-370v-53h-691zM2755 3298h735v-736h-735zM4025 3298h646v-870h370c223 0 365 102 365 321v549h646v-505c0-445-213-730-570-855l481-958h-713l-414 891h-165v-1871h-646zM7879 980v1350c0 218-147 321-365 321-227 0-370-103-370-321v-1350h-646v1305c0 612 321 924 820 924 227 0 419-67 561-201v348c0 218-147 321-370 321-222 0-365-103-365-321v-49h-646v4c0 611 401 923 1011 923 615 0 1016-312 1016-923v-2331zM9038 980v1439c0 612 401 923 1011 923 615 0 1016-311 1016-923v-1439h-646v1484c0 218-147 320-370 320s-365-102-365-320v-1484z">
          <text:p/>
        </draw:path>
        <draw:polygon draw:style-name="gr3" draw:text-style-name="P3" draw:layer="layout" svg:width="7.75cm" svg:height="7.575cm" svg:x="21.949cm" svg:y="9.231cm" svg:viewBox="0 0 7751 7576" draw:points="0,2384 7751,7576 7751,3037 3830,0">
          <text:p/>
        </draw:polygon>
        <draw:polygon draw:style-name="gr4" draw:text-style-name="P4" draw:layer="layout" svg:width="15.466cm" svg:height="4.239cm" svg:x="14.233cm" svg:y="-0.001cm" svg:viewBox="0 0 15467 4240" draw:points="0,0 10801,4240 15467,1062 15467,0">
          <text:p/>
        </draw:polygon>
        <draw:polygon draw:style-name="gr5" draw:text-style-name="P5" draw:layer="layout" svg:width="13.248cm" svg:height="4.268cm" svg:x="11.822cm" svg:y="-0.001cm" svg:viewBox="0 0 13249 4269" draw:points="0,0 13212,4240 13249,4269 2411,0">
          <text:p/>
        </draw:polygon>
        <draw:polygon draw:style-name="gr4" draw:text-style-name="P4" draw:layer="layout" svg:width="4.889cm" svg:height="4.985cm" svg:x="24.811cm" svg:y="16.015cm" svg:viewBox="0 0 4890 4986" draw:points="4889,791 4890,4986 0,4986 3709,0">
          <text:p/>
        </draw:polygon>
        <draw:polygon draw:style-name="gr5" draw:text-style-name="P5" draw:layer="layout" svg:width="3.708cm" svg:height="5.34cm" svg:x="24.811cm" svg:y="15.66cm" svg:viewBox="0 0 3709 5341" draw:points="3709,355 3179,0 0,5341 14,5335">
          <text:p/>
        </draw:polygon>
        <draw:path draw:style-name="gr2" draw:text-style-name="P2" draw:layer="layout" svg:width="3.539cm" svg:height="3.538cm" svg:x="0.819cm" svg:y="0.586cm" svg:viewBox="0 0 3540 3539" svg:d="M1770 0c977 0 1770 792 1770 1770 0 977-793 1769-1770 1769-978 0-1770-792-1770-1769 0-978 792-1770 1770-1770z">
          <text:p/>
        </draw:path>
        <draw:path draw:style-name="gr6" draw:text-style-name="P6" draw:layer="layout" svg:width="2.008cm" svg:height="2.307cm" svg:x="1.584cm" svg:y="1.078cm" svg:viewBox="0 0 2009 2308" svg:d="M2009 2c-3 2-5 3-8 5-73 40-141 89-204 144-87 75-164 159-234 250-89 116-165 240-231 371-18 38-33 77-48 116-16 41-31 82-47 123-1 3-2 6-4 10-5 1-10 2-15 3-81 18-162 38-240 66-182 63-347 155-492 282-84 73-157 155-215 249-30 47-57 96-77 148-23 59-38 118-47 180-7 54-8 108-4 163 4 61 16 121 35 179 1 5 3 10 4 15 0 0 0 1 0 2-4 0-6-3-9-6-42-44-79-92-108-146-22-40-37-81-48-124-16-58-20-116-16-175 4-60 17-117 37-173 30-82 74-157 126-226 66-87 143-163 227-232 97-79 203-147 314-207 98-52 200-97 304-136 8-3 16-7 25-10 19-6 37-13 56-19 3-1 6-2 9-2 12-2 20-9 27-20 20-32 38-65 56-98 17-30 35-61 54-91 64-102 135-199 217-288 58-64 120-124 188-176 76-57 155-108 243-143 37-15 75-27 114-35 3-1 6-1 9-1 1 0 1 1 2 2z">
          <text:p/>
        </draw:path>
        <draw:path draw:style-name="gr6" draw:text-style-name="P6" draw:layer="layout" svg:width="1.682cm" svg:height="0.981cm" svg:x="1.903cm" svg:y="1.713cm" svg:viewBox="0 0 1683 982" svg:d="M1683 0c0 5-5 4-8 6-19 8-39 15-58 24-75 34-145 76-211 124-116 83-218 180-309 288-20 23-37 49-55 73-16 22-32 45-47 67-5 7-11 10-19 11-33 4-65 8-97 14-56 8-111 19-166 33-155 37-304 89-445 162-94 49-182 105-261 175-2 2-4 3-7 5-1-5 2-8 4-10 31-43 66-81 105-117 69-64 145-118 227-165 100-58 207-103 318-140 76-25 153-46 231-63 11-2 22-4 32-5 10-2 18-5 25-12 21-23 42-46 63-68 71-75 147-143 229-204 54-39 109-75 168-106 63-32 128-59 196-77 28-7 56-13 85-15z">
          <text:p/>
        </draw:path>
        <draw:path draw:style-name="gr6" draw:text-style-name="P6" draw:layer="layout" svg:width="1.4cm" svg:height="0.463cm" svg:x="2.14cm" svg:y="2.158cm" svg:viewBox="0 0 1401 464" svg:d="M0 463c3-3 6-7 10-10 44-38 94-69 146-96 66-33 135-57 207-75 49-12 98-21 149-28 81-12 163-17 245-15 8 0 14-1 21-6 11-8 24-16 35-24 71-50 145-94 224-130 63-29 129-52 198-65 41-9 82-13 124-14 14 0 28 2 42 4-2 1-5 1-7 2-3 0-6 1-9 2-64 10-124 28-183 52-104 41-200 98-290 165-24 18-46 38-68 58-17 16-34 32-51 48-5 0-10 0-14 0-46-5-92-7-138-8-44 0-88 1-132 4-28 3-56 4-85 8-33 4-66 9-99 16-68 13-134 30-198 56-39 14-77 31-113 51-4 2-8 4-12 6-1 0-2-1-2-1z">
          <text:p/>
        </draw:path>
        <draw:path draw:style-name="gr6" draw:text-style-name="P6" draw:layer="layout" svg:width="0.005cm" svg:height="0.001cm" svg:x="3.585cm" svg:y="1.712cm" svg:viewBox="0 0 6 2" svg:d="M0 2c2 0 4-2 6-2v2c-2 0-4 0-6 0z">
          <text:p/>
        </draw:path>
        <draw:frame draw:style-name="gr7" draw:text-style-name="P8" draw:layer="layout" svg:width="3.198cm" svg:height="0.552cm" svg:x="0.993cm" svg:y="2.244cm">
          <draw:text-box>
            <text:p text:style-name="P7"><text:span text:style-name="T1">BLADE CLUB</text:span></text:p>
          </draw:text-box>
        </draw:frame>
        <draw:frame draw:style-name="gr8" draw:text-style-name="P9" draw:layer="layout" svg:width="0.497cm" svg:height="0.23cm" svg:x="2.327cm" svg:y="2.804cm">
          <draw:text-box>
            <text:p text:style-name="P7"><text:span text:style-name="T2">Z L Í N</text:span></text:p>
          </draw:text-box>
        </draw:frame>
        <draw:frame draw:style-name="gr9" draw:text-style-name="P10" draw:layer="layout" svg:width="2.927cm" svg:height="0.708cm" svg:x="6.063cm" svg:y="2.589cm">
          <draw:text-box>
            <text:p text:style-name="P7"><text:span text:style-name="T3">UDĚLUJE</text:span></text:p>
          </draw:text-box>
        </draw:frame>
        <draw:line draw:style-name="gr10" draw:text-style-name="P11" draw:layer="layout" svg:x1="21.205cm" svg:y1="16.03cm" svg:x2="24.507cm" svg:y2="16.03cm">
          <text:p/>
        </draw:line>
        <draw:frame draw:style-name="gr11" draw:text-style-name="P10" draw:layer="layout" svg:width="2.982cm" svg:height="0.708cm" svg:x="5.881cm" svg:y="1.44cm">
          <draw:text-box>
            <text:p text:style-name="P7"><text:span text:style-name="T3">JIU-JITSU</text:span></text:p>
          </draw:text-box>
        </draw:frame>
        <draw:frame draw:style-name="gr12" draw:text-style-name="P12" draw:layer="layout" svg:width="1.412cm" svg:height="0.441cm" svg:x="22.274cm" svg:y="16.189cm">
          <draw:text-box>
            <text:p text:style-name="P7"><text:span text:style-name="T4">Datum</text:span></text:p>
          </draw:text-box>
        </draw:frame>
        <draw:line draw:style-name="gr10" draw:text-style-name="P11" draw:layer="layout" svg:x1="14.783cm" svg:y1="18.841cm" svg:x2="19.356cm" svg:y2="18.841cm">
          <text:p/>
        </draw:line>
        <draw:frame draw:style-name="gr13" draw:text-style-name="P12" draw:layer="layout" svg:width="1.005cm" svg:height="0.441cm" svg:x="22.432cm" svg:y="16.642cm">
          <draw:text-box>
            <text:p text:style-name="P7"><text:span text:style-name="T4">Date</text:span></text:p>
          </draw:text-box>
        </draw:frame>
        <draw:frame draw:style-name="gr14" draw:text-style-name="P12" draw:layer="layout" svg:width="3.77cm" svg:height="0.441cm" svg:x="15.305cm" svg:y="19.067cm">
          <draw:text-box>
            <text:p text:style-name="P7"><text:span text:style-name="T4">Zkušební komisař</text:span></text:p>
          </draw:text-box>
        </draw:frame>
        <draw:line draw:style-name="gr10" draw:text-style-name="P11" draw:layer="layout" svg:x1="20.581cm" svg:y1="18.841cm" svg:x2="25.109cm" svg:y2="18.841cm">
          <text:p/>
        </draw:line>
        <draw:frame draw:style-name="gr15" draw:text-style-name="P12" draw:layer="layout" svg:width="5.201cm" svg:height="0.441cm" svg:x="14.652cm" svg:y="19.521cm">
          <draw:text-box>
            <text:p text:style-name="P7"><text:span text:style-name="T4">Examining commissiarry</text:span></text:p>
          </draw:text-box>
        </draw:frame>
        <draw:frame draw:style-name="gr16" draw:text-style-name="P12" draw:layer="layout" svg:width="1.831cm" svg:height="0.441cm" svg:x="22.013cm" svg:y="19.161cm">
          <draw:text-box>
            <text:p text:style-name="P7"><text:span text:style-name="T4">Přísedící</text:span></text:p>
          </draw:text-box>
        </draw:frame>
        <draw:line draw:style-name="gr10" draw:text-style-name="P11" draw:layer="layout" svg:x1="1.421cm" svg:y1="14.549cm" svg:x2="15.991cm" svg:y2="14.549cm">
          <text:p/>
        </draw:line>
        <draw:frame draw:style-name="gr17" draw:text-style-name="P12" draw:layer="layout" svg:width="2.114cm" svg:height="0.441cm" svg:x="21.938cm" svg:y="19.615cm">
          <draw:text-box>
            <text:p text:style-name="P7"><text:span text:style-name="T4">Assessors</text:span></text:p>
          </draw:text-box>
        </draw:frame>
        <draw:frame draw:style-name="gr18" draw:text-style-name="P12" draw:layer="layout" svg:width="1.314cm" svg:height="0.441cm" svg:x="1.847cm" svg:y="14.743cm">
          <draw:text-box>
            <text:p text:style-name="P7"><text:span text:style-name="T4">Jméno</text:span></text:p>
          </draw:text-box>
        </draw:frame>
        <draw:frame draw:style-name="gr19" draw:text-style-name="P12" draw:layer="layout" svg:width="1.217cm" svg:height="0.441cm" svg:x="1.927cm" svg:y="15.197cm">
          <draw:text-box>
            <text:p text:style-name="P7"><text:span text:style-name="T4">Name</text:span></text:p>
          </draw:text-box>
        </draw:frame>
        <draw:frame draw:style-name="gr20" draw:text-style-name="P12" draw:layer="layout" svg:width="1.772cm" svg:height="0.441cm" svg:x="4.874cm" svg:y="14.739cm">
          <draw:text-box>
            <text:p text:style-name="P7"><text:span text:style-name="T4">Příjmení</text:span></text:p>
          </draw:text-box>
        </draw:frame>
        <draw:frame draw:style-name="gr21" draw:text-style-name="P12" draw:layer="layout" svg:width="1.894cm" svg:height="0.441cm" svg:x="4.86cm" svg:y="15.193cm">
          <draw:text-box>
            <text:p text:style-name="P7"><text:span text:style-name="T4">Surname</text:span></text:p>
          </draw:text-box>
        </draw:frame>
        <draw:frame draw:style-name="gr22" draw:text-style-name="P12" draw:layer="layout" svg:width="3.38cm" svg:height="0.441cm" svg:x="8.161cm" svg:y="14.707cm">
          <draw:text-box>
            <text:p text:style-name="P7"><text:span text:style-name="T4">Datum narození</text:span></text:p>
          </draw:text-box>
        </draw:frame>
        <draw:frame draw:style-name="gr23" draw:text-style-name="P12" draw:layer="layout" svg:width="2.728cm" svg:height="0.441cm" svg:x="8.417cm" svg:y="15.161cm">
          <draw:text-box>
            <text:p text:style-name="P7"><text:span text:style-name="T4">Date of birth</text:span></text:p>
          </draw:text-box>
        </draw:frame>
        <draw:frame draw:style-name="gr24" draw:text-style-name="P12" draw:layer="layout" svg:width="2.525cm" svg:height="0.441cm" svg:x="13.451cm" svg:y="14.738cm">
          <draw:text-box>
            <text:p text:style-name="P7"><text:span text:style-name="T4">Oddíl (klub)</text:span></text:p>
          </draw:text-box>
        </draw:frame>
        <draw:path draw:style-name="gr2" draw:text-style-name="P2" draw:layer="layout" svg:width="0.538cm" svg:height="0.25cm" svg:x="18.479cm" svg:y="4.335cm" svg:viewBox="0 0 539 251" svg:d="M0 99c141-17 313-43 467-99l72 63c-149 96-365 159-515 188z">
          <text:p/>
        </draw:path>
        <draw:path draw:style-name="gr2" draw:text-style-name="P2" draw:layer="layout" svg:width="0.896cm" svg:height="1.086cm" svg:x="18.544cm" svg:y="3.74cm" svg:viewBox="0 0 897 1087" svg:d="M0 946c377-146 908-462 812-946l81 87c53 480-447 817-832 1000z">
          <text:p/>
        </draw:path>
        <draw:path draw:style-name="gr2" draw:text-style-name="P2" draw:layer="layout" svg:width="1.767cm" svg:height="1.739cm" svg:x="19.333cm" svg:y="4.988cm" svg:viewBox="0 0 1768 1740" svg:d="M412 0c-170 705 757 1424 1356 1552-8 58-17 130-25 188-755-70-1794-893-1741-1740z">
          <text:p/>
        </draw:path>
        <draw:path draw:style-name="gr2" draw:text-style-name="P2" draw:layer="layout" svg:width="0.479cm" svg:height="0.623cm" svg:x="18.844cm" svg:y="3.754cm" svg:viewBox="0 0 480 624" svg:d="M173 624c-50-50-108-93-173-119l471-505c48 255-101 469-298 624z">
          <text:p/>
        </draw:path>
        <draw:path draw:style-name="gr2" draw:text-style-name="P2" draw:layer="layout" svg:width="0.534cm" svg:height="1.06cm" svg:x="19.144cm" svg:y="3.867cm" svg:viewBox="0 0 535 1061" svg:d="M340 0c170 309 237 715 168 1061-110 0-221 0-332 0-36-140-96-274-176-394 197-174 349-394 340-667z">
          <text:p/>
        </draw:path>
        <draw:path draw:style-name="gr2" draw:text-style-name="P2" draw:layer="layout" svg:width="0.237cm" svg:height="0.569cm" svg:x="18.941cm" svg:y="3.347cm" svg:viewBox="0 0 238 570" svg:d="M163 570c-52-170-115-382-163-531 58-15 105-26 163-39 24 152 50 327 75 490z">
          <text:p/>
        </draw:path>
        <draw:path draw:style-name="gr2" draw:text-style-name="P2" draw:layer="layout" svg:width="0.988cm" svg:height="1.528cm" svg:x="18.305cm" svg:y="4.989cm" svg:viewBox="0 0 989 1529" svg:d="M0 1529c57-618 416-1239 976-1529-6 84-1 168 13 251-381 313-587 788-579 1278z">
          <text:p/>
        </draw:path>
        <draw:path draw:style-name="gr2" draw:text-style-name="P2" draw:layer="layout" svg:width="0.538cm" svg:height="0.25cm" svg:x="18.347cm" svg:y="4.499cm" svg:viewBox="0 0 539 251" svg:d="M539 98c-140-17-311-42-467-98l-72 62c150 97 366 160 515 189z">
          <text:p/>
        </draw:path>
        <draw:path draw:style-name="gr2" draw:text-style-name="P2" draw:layer="layout" svg:width="0.896cm" svg:height="1.087cm" svg:x="17.925cm" svg:y="3.904cm" svg:viewBox="0 0 897 1088" svg:d="M897 945c-377-146-908-461-812-945l-81 86c-53 480 447 817 832 1002z">
          <text:p/>
        </draw:path>
        <draw:path draw:style-name="gr2" draw:text-style-name="P2" draw:layer="layout" svg:width="1.767cm" svg:height="1.74cm" svg:x="16.266cm" svg:y="5.152cm" svg:viewBox="0 0 1768 1741" svg:d="M1356 0c170 705-756 1425-1356 1552 9 58 17 131 25 189 756-71 1794-894 1741-1741z">
          <text:p/>
        </draw:path>
        <draw:path draw:style-name="gr2" draw:text-style-name="P2" draw:layer="layout" svg:width="0.479cm" svg:height="0.623cm" svg:x="18.041cm" svg:y="3.918cm" svg:viewBox="0 0 480 624" svg:d="M307 624c50-50 108-93 173-119l-471-505c-48 256 101 469 298 624z">
          <text:p/>
        </draw:path>
        <draw:path draw:style-name="gr2" draw:text-style-name="P2" draw:layer="layout" svg:width="0.533cm" svg:height="1.06cm" svg:x="17.687cm" svg:y="4.031cm" svg:viewBox="0 0 534 1061" svg:d="M195 0c-171 309-237 715-169 1061 110 0 222 0 332 0 36-139 96-273 176-394-197-174-348-393-339-667z">
          <text:p/>
        </draw:path>
        <draw:path draw:style-name="gr2" draw:text-style-name="P2" draw:layer="layout" svg:width="0.237cm" svg:height="0.569cm" svg:x="18.186cm" svg:y="3.511cm" svg:viewBox="0 0 238 570" svg:d="M75 570c53-170 115-380 163-531-57-15-104-26-163-39-23 152-50 329-75 491z">
          <text:p/>
        </draw:path>
        <draw:path draw:style-name="gr2" draw:text-style-name="P2" draw:layer="layout" svg:width="0.988cm" svg:height="1.528cm" svg:x="18.071cm" svg:y="5.153cm" svg:viewBox="0 0 989 1529" svg:d="M989 1529c-57-618-416-1237-976-1529 6 85 1 169-13 252 382 312 587 787 579 1277z">
          <text:p/>
        </draw:path>
        <draw:polygon draw:style-name="gr4" draw:text-style-name="P4" draw:layer="layout" svg:width="3.83cm" svg:height="5.276cm" svg:x="21.949cm" svg:y="6.338cm" svg:viewBox="0 0 3831 5277" draw:points="0,0 0,5277 3831,2894">
          <text:p/>
        </draw:polygon>
        <draw:polygon draw:style-name="gr3" draw:text-style-name="P3" draw:layer="layout" svg:width="7.75cm" svg:height="8.17cm" svg:x="21.949cm" svg:y="1.061cm" svg:viewBox="0 0 7751 8171" draw:points="7751,0 0,5278 3830,8171 7751,5873">
          <text:p/>
        </draw:polygon>
        <draw:polygon draw:style-name="gr25" draw:text-style-name="P13" draw:layer="layout" svg:width="3.92cm" svg:height="5.334cm" svg:x="25.779cm" svg:y="6.933cm" svg:viewBox="0 0 3921 5335" draw:points="0,2299 3921,0 3921,5335">
          <text:p/>
        </draw:polygon>
        <draw:frame draw:style-name="gr26" draw:text-style-name="P11" draw:layer="layout" svg:width="3.537cm" svg:height="3.525cm" svg:x="10.265cm" svg:y="0.586cm">
          <draw:image xlink:href="Pictures/10000001000002AC000002BA00F55CEDD6E24B49.png" xlink:type="simple" xlink:show="embed" xlink:actuate="onLoad" draw:mime-type="image/png">
            <text:p/>
          </draw:image>
        </draw:frame>
        <draw:path draw:style-name="gr2" draw:text-style-name="P2" draw:layer="layout" svg:width="0.538cm" svg:height="0.25cm" svg:x="2.736cm" svg:y="17.816cm" svg:viewBox="0 0 539 251" svg:d="M0 99c141-17 313-43 467-99l72 63c-149 96-366 159-515 188z">
          <text:p/>
        </draw:path>
        <draw:path draw:style-name="gr2" draw:text-style-name="P2" draw:layer="layout" svg:width="0.896cm" svg:height="1.087cm" svg:x="2.801cm" svg:y="17.221cm" svg:viewBox="0 0 897 1088" svg:d="M0 946c378-146 908-462 812-946l81 86c53 481-446 818-832 1002z">
          <text:p/>
        </draw:path>
        <draw:path draw:style-name="gr2" draw:text-style-name="P2" draw:layer="layout" svg:width="1.766cm" svg:height="1.74cm" svg:x="3.591cm" svg:y="18.469cm" svg:viewBox="0 0 1767 1741" svg:d="M412 0c-171 706 756 1424 1355 1552-8 59-16 131-25 189-754-70-1794-894-1740-1741z">
          <text:p/>
        </draw:path>
        <draw:path draw:style-name="gr2" draw:text-style-name="P2" draw:layer="layout" svg:width="0.48cm" svg:height="0.622cm" svg:x="3.101cm" svg:y="17.236cm" svg:viewBox="0 0 481 623" svg:d="M174 623c-51-50-108-93-174-119l472-504c48 255-102 467-298 623z">
          <text:p/>
        </draw:path>
        <draw:path draw:style-name="gr2" draw:text-style-name="P2" draw:layer="layout" svg:width="0.534cm" svg:height="1.059cm" svg:x="3.401cm" svg:y="17.349cm" svg:viewBox="0 0 535 1060" svg:d="M340 0c170 309 237 715 168 1060-110 0-220 0-331 0-36-139-96-273-177-393 198-173 349-393 340-667z">
          <text:p/>
        </draw:path>
        <draw:path draw:style-name="gr2" draw:text-style-name="P2" draw:layer="layout" svg:width="0.237cm" svg:height="0.569cm" svg:x="3.198cm" svg:y="16.828cm" svg:viewBox="0 0 238 570" svg:d="M162 570c-52-170-114-381-162-531 58-14 105-26 162-39 24 153 50 328 76 490z">
          <text:p/>
        </draw:path>
        <draw:path draw:style-name="gr2" draw:text-style-name="P2" draw:layer="layout" svg:width="0.988cm" svg:height="1.528cm" svg:x="2.562cm" svg:y="18.47cm" svg:viewBox="0 0 989 1529" svg:d="M0 1529c58-618 416-1238 976-1529-5 85-1 169 13 252-381 311-586 787-579 1277z">
          <text:p/>
        </draw:path>
        <draw:path draw:style-name="gr2" draw:text-style-name="P2" draw:layer="layout" svg:width="0.538cm" svg:height="0.251cm" svg:x="2.604cm" svg:y="17.98cm" svg:viewBox="0 0 539 252" svg:d="M539 99c-140-17-312-43-467-99l-72 63c150 97 366 159 515 189z">
          <text:p/>
        </draw:path>
        <draw:path draw:style-name="gr2" draw:text-style-name="P2" draw:layer="layout" svg:width="0.897cm" svg:height="1.086cm" svg:x="2.182cm" svg:y="17.386cm" svg:viewBox="0 0 898 1087" svg:d="M898 946c-378-146-909-463-812-946l-82 86c-53 481 447 818 833 1001z">
          <text:p/>
        </draw:path>
        <draw:path draw:style-name="gr2" draw:text-style-name="P2" draw:layer="layout" svg:width="1.766cm" svg:height="1.74cm" svg:x="0.524cm" svg:y="18.633cm" svg:viewBox="0 0 1767 1741" svg:d="M1355 0c171 706-756 1425-1355 1553 8 58 16 130 24 188 756-70 1794-894 1741-1741z">
          <text:p/>
        </draw:path>
        <draw:path draw:style-name="gr2" draw:text-style-name="P2" draw:layer="layout" svg:width="0.479cm" svg:height="0.622cm" svg:x="2.298cm" svg:y="17.4cm" svg:viewBox="0 0 480 623" svg:d="M307 623c51-50 109-92 173-118l-471-505c-48 255 102 469 298 623z">
          <text:p/>
        </draw:path>
        <draw:path draw:style-name="gr2" draw:text-style-name="P2" draw:layer="layout" svg:width="0.533cm" svg:height="1.06cm" svg:x="1.944cm" svg:y="17.513cm" svg:viewBox="0 0 534 1061" svg:d="M194 0c-170 309-236 714-168 1061 110 0 221 0 331 0 36-141 96-275 177-394-198-174-349-394-340-667z">
          <text:p/>
        </draw:path>
        <draw:path draw:style-name="gr2" draw:text-style-name="P2" draw:layer="layout" svg:width="0.236cm" svg:height="0.569cm" svg:x="2.444cm" svg:y="16.993cm" svg:viewBox="0 0 237 570" svg:d="M75 570c53-170 114-382 162-532-57-14-104-25-162-38-23 152-51 327-75 490z">
          <text:p/>
        </draw:path>
        <draw:path draw:style-name="gr2" draw:text-style-name="P2" draw:layer="layout" svg:width="0.988cm" svg:height="1.527cm" svg:x="2.329cm" svg:y="18.635cm" svg:viewBox="0 0 989 1528" svg:d="M989 1528c-58-618-417-1238-976-1528 5 84 0 168-13 251 381 313 586 788 578 1277z">
          <text:p/>
        </draw:path>
        <draw:frame draw:style-name="gr27" draw:text-style-name="P12" draw:layer="layout" svg:width="2.534cm" svg:height="0.441cm" svg:x="13.449cm" svg:y="15.192cm">
          <draw:text-box>
            <text:p text:style-name="P7"><text:span text:style-name="T4">Team (club)</text:span></text:p>
          </draw:text-box>
        </draw:frame>
      </draw:page>
      <draw:page draw:name="page2" draw:style-name="dp1" draw:master-page-name="master-page3">
        <draw:path draw:style-name="gr1" draw:text-style-name="P1" draw:layer="layout" svg:width="7.215cm" svg:height="14.092cm" svg:x="4.949cm" svg:y="4.952cm" svg:viewBox="0 0 7216 14093" svg:d="M5100 2097c-150 162-309 280-465 355-117 55-154 29-147-96 6-123 51-152 116-164zM3436 7492c11-270 554-320 584 57 21 271-82 596-121 992-19 190-18 350 190 281 477-161 632-83 319 357l-532 615 53 874c72-204 116-541 167-844 66-224 185-286 441-114 29 19 35 95 69 95s105-80 136-95c518-244 375-313 532-501 281-336 316-584 59-349-183 166-348 343-454 220-134-156-74-340 53-456 292-265 541-433 783-486 274-60 482-35 601 122 110 144-16 368-213 584l-472 517c198-56 396-111 594-167 119-172 224-183 357-167 193 23 332-11 417 38 96 91 162 179 198 273 67 177-52 260-243 296l-1217 259c-8 107 28 155 76 152 107-8 144 51 161 273 6 80-34 355 76 1626 50 578 53 1119 8 1572-97 963-874 514-1392 129-559-416-547-568-304-577 329-12 610 335 1026 312 70-801 39-1487-68-2105-46-259-107-516-160-775-67-217-125-144-243 23-103 147-284 145-471 53-37-46-87-29-129 61l-129 274c185 93 371 184 509 326 237 245 182 547 61 511-218-64-411-183-610-322-161-113-247 17-188 290l182 851c104 346-47 492-364 440-360-59-302-270-525-448-248-198-367-125-372-539-6-515-51-997-121-1307-57-250 24-364 159-387 151-26 287 32 296 212 46 831-157 1312 251 1649 26-396 42-821 19-1264-12-241-45-475-72-742-8-78-53-57-167-38-103 18-208-16-312-60-80 73-166 133-258 182-20 237-64 444-144 608 236 654 294 1428 60 2370-89 362-553 348-583-24-35-432 147-772 82-1283-525 802-1161 1459-1922 1952-44 29-92-8-137-60-60-72-32-160 54-266 348-433 662-870 923-1318 234-401 422-811 596-1219l440-1033c51-118 128-172 244-183 505-49 934-240 1230-646-58-618-102-1202-83-1671zM1727 9032l-96-147c230-415 398-845 581-1328 164-432 550-357 600-57 108 654-445 1147-1085 1532zM4399 6907c-168 154-133 252 62 309 78 22 119 60 167 111 84 92 199 44 283-54 53-61 110-95 161-140 96-83 71-216-115-327-178-107-390-53-558 101zM4867 4369c-303-3-321 164-41 484 209 239 435 469 680 562 141 54 250 61 327 34 199-70 196-367 36-708-61-132-179-207-310-263-217-94-484-115-692-109zM3514 4480l141 919c26 174 36 385-5 648-374-151-717-277-967-295 37-318 125-675 227-1045 208-49 409-126 604-227zM1715 1348l-10-248c1097-363 2197-859 3063-1070 457-112 669 109 843 267 157 144 159 326 30 476l-922 823c499-113 917-151 1200-40 351 138 401 376 129 646-311 305-665 530-992 773-144 107-371 129-684 129-196-1-307 125-347 376-41 253 108 207 327 189 291-24 609 36 922-70 449-151 744-335 1111-248 195 47 362 159 525 278 106 77 141 253 125 519-13 206-112 146-283 66-380-179-855-170-1399-78-271 46-541 56-800 41-64-3-53-2-60 61-107 895-146 2146-220 2742-508-117-1121-399-1739-806-104-68-130-34-184 42-137 191-292 322-466 387-181 67-245-29-159-248 117-297 411-649 377-882l10-268-1121 317c-293 84-320-235-109-366 831-516 1661-863 2469-1150-113-114 41-446 109-754-224 261-446 477-676 655-270 209-404 163-276-139l278-654c-659 253-1216 379-1676 436-274 34-324-247-59-367 873-395 1749-778 2617-1181-536-61-609-302-325-421 285-119 578-188 852-413 179-147 193-370 16-340-346 56-566 417-841 600-133 88-268 124-376 108z">
          <text:p/>
        </draw:path>
        <draw:path draw:style-name="gr2" draw:text-style-name="P2" draw:layer="layout" svg:width="11.037cm" svg:height="4.233cm" svg:x="3.178cm" svg:y="7.765cm" svg:viewBox="0 0 11038 4234" svg:d="M1631 178h-722l-909 1951v602h1270v567h690v-567h366v-602h-366v-601h-690v601h-571zM2728 3298h735v-736h-735zM3998 3298h646v-870h370c222 0 365 102 365 321v549h646v-505c0-445-214-730-570-855l481-958h-713l-414 891h-165v-1871h-646zM7852 980v1350c0 218-147 321-365 321-228 0-370-103-370-321v-1350h-646v1305c0 612 320 924 819 924 228 0 419-67 562-201v348c0 218-147 321-370 321s-365-103-365-321v-49h-646v4c0 611 401 923 1011 923 615 0 1016-312 1016-923v-2331zM9010 980v1439c0 612 401 923 1012 923 615 0 1016-311 1016-923v-1439h-646v1484c0 218-147 320-370 320s-365-102-365-320v-1484z">
          <text:p/>
        </draw:path>
        <draw:polygon draw:style-name="gr28" draw:text-style-name="P14" draw:layer="layout" svg:width="7.75cm" svg:height="7.575cm" svg:x="21.949cm" svg:y="9.231cm" svg:viewBox="0 0 7751 7576" draw:points="0,2384 7751,7576 7751,3037 3830,0">
          <text:p/>
        </draw:polygon>
        <draw:polygon draw:style-name="gr29" draw:text-style-name="P15" draw:layer="layout" svg:width="15.466cm" svg:height="4.239cm" svg:x="14.233cm" svg:y="-0.001cm" svg:viewBox="0 0 15467 4240" draw:points="0,0 10801,4240 15467,1062 15467,0">
          <text:p/>
        </draw:polygon>
        <draw:polygon draw:style-name="gr30" draw:text-style-name="P16" draw:layer="layout" svg:width="13.248cm" svg:height="4.268cm" svg:x="11.822cm" svg:y="-0.001cm" svg:viewBox="0 0 13249 4269" draw:points="0,0 13212,4240 13249,4269 2411,0">
          <text:p/>
        </draw:polygon>
        <draw:polygon draw:style-name="gr29" draw:text-style-name="P15" draw:layer="layout" svg:width="4.889cm" svg:height="4.985cm" svg:x="24.811cm" svg:y="16.015cm" svg:viewBox="0 0 4890 4986" draw:points="4889,791 4890,4986 0,4986 3709,0">
          <text:p/>
        </draw:polygon>
        <draw:polygon draw:style-name="gr30" draw:text-style-name="P16" draw:layer="layout" svg:width="3.708cm" svg:height="5.34cm" svg:x="24.811cm" svg:y="15.66cm" svg:viewBox="0 0 3709 5341" draw:points="3709,355 3179,0 0,5341 14,5335">
          <text:p/>
        </draw:polygon>
        <draw:path draw:style-name="gr2" draw:text-style-name="P2" draw:layer="layout" svg:width="3.539cm" svg:height="3.538cm" svg:x="0.819cm" svg:y="0.586cm" svg:viewBox="0 0 3540 3539" svg:d="M1770 0c977 0 1770 792 1770 1770 0 977-793 1769-1770 1769-978 0-1770-792-1770-1769 0-978 792-1770 1770-1770z">
          <text:p/>
        </draw:path>
        <draw:path draw:style-name="gr6" draw:text-style-name="P6" draw:layer="layout" svg:width="2.008cm" svg:height="2.307cm" svg:x="1.584cm" svg:y="1.078cm" svg:viewBox="0 0 2009 2308" svg:d="M2009 2c-3 2-5 3-8 5-73 40-141 89-204 144-87 75-164 159-234 250-89 116-165 240-231 371-18 38-33 77-48 116-16 41-31 82-47 123-1 3-2 6-4 10-5 1-10 2-15 3-81 18-162 38-240 66-182 63-347 155-492 282-84 73-157 155-215 249-30 47-57 96-77 148-23 59-38 118-47 180-7 54-8 108-4 163 4 61 16 121 35 179 1 5 3 10 4 15 0 0 0 1 0 2-4 0-6-3-9-6-42-44-79-92-108-146-22-40-37-81-48-124-16-58-20-116-16-175 4-60 17-117 37-173 30-82 74-157 126-226 66-87 143-163 227-232 97-79 203-147 314-207 98-52 200-97 304-136 8-3 16-7 25-10 19-6 37-13 56-19 3-1 6-2 9-2 12-2 20-9 27-20 20-32 38-65 56-98 17-30 35-61 54-91 64-102 135-199 217-288 58-64 120-124 188-176 76-57 155-108 243-143 37-15 75-27 114-35 3-1 6-1 9-1 1 0 1 1 2 2z">
          <text:p/>
        </draw:path>
        <draw:path draw:style-name="gr6" draw:text-style-name="P6" draw:layer="layout" svg:width="1.682cm" svg:height="0.981cm" svg:x="1.903cm" svg:y="1.713cm" svg:viewBox="0 0 1683 982" svg:d="M1683 0c0 5-5 4-8 6-19 8-39 15-58 24-75 34-145 76-211 124-116 83-218 180-309 288-20 23-37 49-55 73-16 22-32 45-47 67-5 7-11 10-19 11-33 4-65 8-97 14-56 8-111 19-166 33-155 37-304 89-445 162-94 49-182 105-261 175-2 2-4 3-7 5-1-5 2-8 4-10 31-43 66-81 105-117 69-64 145-118 227-165 100-58 207-103 318-140 76-25 153-46 231-63 11-2 22-4 32-5 10-2 18-5 25-12 21-23 42-46 63-68 71-75 147-143 229-204 54-39 109-75 168-106 63-32 128-59 196-77 28-7 56-13 85-15z">
          <text:p/>
        </draw:path>
        <draw:path draw:style-name="gr6" draw:text-style-name="P6" draw:layer="layout" svg:width="1.4cm" svg:height="0.463cm" svg:x="2.14cm" svg:y="2.158cm" svg:viewBox="0 0 1401 464" svg:d="M0 463c3-3 6-7 10-10 44-38 94-69 146-96 66-33 135-57 207-75 49-12 98-21 149-28 81-12 163-17 245-15 8 0 14-1 21-6 11-8 24-16 35-24 71-50 145-94 224-130 63-29 129-52 198-65 41-9 82-13 124-14 14 0 28 2 42 4-2 1-5 1-7 2-3 0-6 1-9 2-64 10-124 28-183 52-104 41-200 98-290 165-24 18-46 38-68 58-17 16-34 32-51 48-5 0-10 0-14 0-46-5-92-7-138-8-44 0-88 1-132 4-28 3-56 4-85 8-33 4-66 9-99 16-68 13-134 30-198 56-39 14-77 31-113 51-4 2-8 4-12 6-1 0-2-1-2-1z">
          <text:p/>
        </draw:path>
        <draw:path draw:style-name="gr6" draw:text-style-name="P6" draw:layer="layout" svg:width="0.005cm" svg:height="0.001cm" svg:x="3.585cm" svg:y="1.712cm" svg:viewBox="0 0 6 2" svg:d="M0 2c2 0 4-2 6-2v2c-2 0-4 0-6 0z">
          <text:p/>
        </draw:path>
        <draw:frame draw:style-name="gr7" draw:text-style-name="P8" draw:layer="layout" svg:width="3.198cm" svg:height="0.552cm" svg:x="0.993cm" svg:y="2.244cm">
          <draw:text-box>
            <text:p text:style-name="P7"><text:span text:style-name="T1">BLADE CLUB</text:span></text:p>
          </draw:text-box>
        </draw:frame>
        <draw:frame draw:style-name="gr8" draw:text-style-name="P9" draw:layer="layout" svg:width="0.497cm" svg:height="0.23cm" svg:x="2.327cm" svg:y="2.804cm">
          <draw:text-box>
            <text:p text:style-name="P7"><text:span text:style-name="T2">Z L Í N</text:span></text:p>
          </draw:text-box>
        </draw:frame>
        <draw:frame draw:style-name="gr9" draw:text-style-name="P10" draw:layer="layout" svg:width="2.927cm" svg:height="0.708cm" svg:x="6.063cm" svg:y="2.589cm">
          <draw:text-box>
            <text:p text:style-name="P7"><text:span text:style-name="T3">UDĚLUJE</text:span></text:p>
          </draw:text-box>
        </draw:frame>
        <draw:line draw:style-name="gr10" draw:text-style-name="P11" draw:layer="layout" svg:x1="21.205cm" svg:y1="16.03cm" svg:x2="24.507cm" svg:y2="16.03cm">
          <text:p/>
        </draw:line>
        <draw:frame draw:style-name="gr11" draw:text-style-name="P10" draw:layer="layout" svg:width="2.982cm" svg:height="0.708cm" svg:x="5.881cm" svg:y="1.44cm">
          <draw:text-box>
            <text:p text:style-name="P7"><text:span text:style-name="T3">JIU-JITSU</text:span></text:p>
          </draw:text-box>
        </draw:frame>
        <draw:frame draw:style-name="gr12" draw:text-style-name="P12" draw:layer="layout" svg:width="1.412cm" svg:height="0.441cm" svg:x="22.274cm" svg:y="16.189cm">
          <draw:text-box>
            <text:p text:style-name="P7"><text:span text:style-name="T4">Datum</text:span></text:p>
          </draw:text-box>
        </draw:frame>
        <draw:line draw:style-name="gr10" draw:text-style-name="P11" draw:layer="layout" svg:x1="14.783cm" svg:y1="18.841cm" svg:x2="19.356cm" svg:y2="18.841cm">
          <text:p/>
        </draw:line>
        <draw:frame draw:style-name="gr13" draw:text-style-name="P12" draw:layer="layout" svg:width="1.005cm" svg:height="0.441cm" svg:x="22.432cm" svg:y="16.642cm">
          <draw:text-box>
            <text:p text:style-name="P7"><text:span text:style-name="T4">Date</text:span></text:p>
          </draw:text-box>
        </draw:frame>
        <draw:frame draw:style-name="gr14" draw:text-style-name="P12" draw:layer="layout" svg:width="3.77cm" svg:height="0.441cm" svg:x="15.305cm" svg:y="19.067cm">
          <draw:text-box>
            <text:p text:style-name="P7"><text:span text:style-name="T4">Zkušební komisař</text:span></text:p>
          </draw:text-box>
        </draw:frame>
        <draw:line draw:style-name="gr10" draw:text-style-name="P11" draw:layer="layout" svg:x1="20.581cm" svg:y1="18.841cm" svg:x2="25.109cm" svg:y2="18.841cm">
          <text:p/>
        </draw:line>
        <draw:frame draw:style-name="gr15" draw:text-style-name="P12" draw:layer="layout" svg:width="5.201cm" svg:height="0.441cm" svg:x="14.652cm" svg:y="19.521cm">
          <draw:text-box>
            <text:p text:style-name="P7"><text:span text:style-name="T4">Examining commissiarry</text:span></text:p>
          </draw:text-box>
        </draw:frame>
        <draw:frame draw:style-name="gr16" draw:text-style-name="P12" draw:layer="layout" svg:width="1.831cm" svg:height="0.441cm" svg:x="22.013cm" svg:y="19.161cm">
          <draw:text-box>
            <text:p text:style-name="P7"><text:span text:style-name="T4">Přísedící</text:span></text:p>
          </draw:text-box>
        </draw:frame>
        <draw:line draw:style-name="gr10" draw:text-style-name="P11" draw:layer="layout" svg:x1="1.421cm" svg:y1="14.549cm" svg:x2="15.991cm" svg:y2="14.549cm">
          <text:p/>
        </draw:line>
        <draw:frame draw:style-name="gr17" draw:text-style-name="P12" draw:layer="layout" svg:width="2.114cm" svg:height="0.441cm" svg:x="21.938cm" svg:y="19.615cm">
          <draw:text-box>
            <text:p text:style-name="P7"><text:span text:style-name="T4">Assessors</text:span></text:p>
          </draw:text-box>
        </draw:frame>
        <draw:frame draw:style-name="gr18" draw:text-style-name="P12" draw:layer="layout" svg:width="1.314cm" svg:height="0.441cm" svg:x="1.847cm" svg:y="14.743cm">
          <draw:text-box>
            <text:p text:style-name="P7"><text:span text:style-name="T4">Jméno</text:span></text:p>
          </draw:text-box>
        </draw:frame>
        <draw:frame draw:style-name="gr19" draw:text-style-name="P12" draw:layer="layout" svg:width="1.217cm" svg:height="0.441cm" svg:x="1.927cm" svg:y="15.197cm">
          <draw:text-box>
            <text:p text:style-name="P7"><text:span text:style-name="T4">Name</text:span></text:p>
          </draw:text-box>
        </draw:frame>
        <draw:frame draw:style-name="gr20" draw:text-style-name="P12" draw:layer="layout" svg:width="1.772cm" svg:height="0.441cm" svg:x="4.874cm" svg:y="14.739cm">
          <draw:text-box>
            <text:p text:style-name="P7"><text:span text:style-name="T4">Příjmení</text:span></text:p>
          </draw:text-box>
        </draw:frame>
        <draw:frame draw:style-name="gr21" draw:text-style-name="P12" draw:layer="layout" svg:width="1.894cm" svg:height="0.441cm" svg:x="4.86cm" svg:y="15.193cm">
          <draw:text-box>
            <text:p text:style-name="P7"><text:span text:style-name="T4">Surname</text:span></text:p>
          </draw:text-box>
        </draw:frame>
        <draw:frame draw:style-name="gr22" draw:text-style-name="P12" draw:layer="layout" svg:width="3.38cm" svg:height="0.441cm" svg:x="8.161cm" svg:y="14.707cm">
          <draw:text-box>
            <text:p text:style-name="P7"><text:span text:style-name="T4">Datum narození</text:span></text:p>
          </draw:text-box>
        </draw:frame>
        <draw:frame draw:style-name="gr23" draw:text-style-name="P12" draw:layer="layout" svg:width="2.728cm" svg:height="0.441cm" svg:x="8.417cm" svg:y="15.161cm">
          <draw:text-box>
            <text:p text:style-name="P7"><text:span text:style-name="T4">Date of birth</text:span></text:p>
          </draw:text-box>
        </draw:frame>
        <draw:frame draw:style-name="gr24" draw:text-style-name="P12" draw:layer="layout" svg:width="2.525cm" svg:height="0.441cm" svg:x="13.451cm" svg:y="14.738cm">
          <draw:text-box>
            <text:p text:style-name="P7"><text:span text:style-name="T4">Oddíl (klub)</text:span></text:p>
          </draw:text-box>
        </draw:frame>
        <draw:path draw:style-name="gr2" draw:text-style-name="P2" draw:layer="layout" svg:width="0.538cm" svg:height="0.25cm" svg:x="18.479cm" svg:y="4.335cm" svg:viewBox="0 0 539 251" svg:d="M0 99c141-17 313-43 467-99l72 63c-149 96-365 159-515 188z">
          <text:p/>
        </draw:path>
        <draw:path draw:style-name="gr2" draw:text-style-name="P2" draw:layer="layout" svg:width="0.896cm" svg:height="1.086cm" svg:x="18.544cm" svg:y="3.74cm" svg:viewBox="0 0 897 1087" svg:d="M0 946c377-146 908-462 812-946l81 87c53 480-447 817-832 1000z">
          <text:p/>
        </draw:path>
        <draw:path draw:style-name="gr2" draw:text-style-name="P2" draw:layer="layout" svg:width="1.767cm" svg:height="1.739cm" svg:x="19.333cm" svg:y="4.988cm" svg:viewBox="0 0 1768 1740" svg:d="M412 0c-170 705 757 1424 1356 1552-8 58-17 130-25 188-755-70-1794-893-1741-1740z">
          <text:p/>
        </draw:path>
        <draw:path draw:style-name="gr2" draw:text-style-name="P2" draw:layer="layout" svg:width="0.479cm" svg:height="0.623cm" svg:x="18.844cm" svg:y="3.754cm" svg:viewBox="0 0 480 624" svg:d="M173 624c-50-50-108-93-173-119l471-505c48 255-101 469-298 624z">
          <text:p/>
        </draw:path>
        <draw:path draw:style-name="gr2" draw:text-style-name="P2" draw:layer="layout" svg:width="0.534cm" svg:height="1.06cm" svg:x="19.144cm" svg:y="3.867cm" svg:viewBox="0 0 535 1061" svg:d="M340 0c170 309 237 715 168 1061-110 0-221 0-332 0-36-140-96-274-176-394 197-174 349-394 340-667z">
          <text:p/>
        </draw:path>
        <draw:path draw:style-name="gr2" draw:text-style-name="P2" draw:layer="layout" svg:width="0.237cm" svg:height="0.569cm" svg:x="18.941cm" svg:y="3.347cm" svg:viewBox="0 0 238 570" svg:d="M163 570c-52-170-115-382-163-531 58-15 105-26 163-39 24 152 50 327 75 490z">
          <text:p/>
        </draw:path>
        <draw:path draw:style-name="gr2" draw:text-style-name="P2" draw:layer="layout" svg:width="0.988cm" svg:height="1.528cm" svg:x="18.305cm" svg:y="4.989cm" svg:viewBox="0 0 989 1529" svg:d="M0 1529c57-618 416-1239 976-1529-6 84-1 168 13 251-381 313-587 788-579 1278z">
          <text:p/>
        </draw:path>
        <draw:path draw:style-name="gr2" draw:text-style-name="P2" draw:layer="layout" svg:width="0.538cm" svg:height="0.25cm" svg:x="18.347cm" svg:y="4.499cm" svg:viewBox="0 0 539 251" svg:d="M539 98c-140-17-311-42-467-98l-72 62c150 97 366 160 515 189z">
          <text:p/>
        </draw:path>
        <draw:path draw:style-name="gr2" draw:text-style-name="P2" draw:layer="layout" svg:width="0.896cm" svg:height="1.087cm" svg:x="17.925cm" svg:y="3.904cm" svg:viewBox="0 0 897 1088" svg:d="M897 945c-377-146-908-461-812-945l-81 86c-53 480 447 817 832 1002z">
          <text:p/>
        </draw:path>
        <draw:path draw:style-name="gr2" draw:text-style-name="P2" draw:layer="layout" svg:width="1.767cm" svg:height="1.74cm" svg:x="16.266cm" svg:y="5.152cm" svg:viewBox="0 0 1768 1741" svg:d="M1356 0c170 705-756 1425-1356 1552 9 58 17 131 25 189 756-71 1794-894 1741-1741z">
          <text:p/>
        </draw:path>
        <draw:path draw:style-name="gr2" draw:text-style-name="P2" draw:layer="layout" svg:width="0.479cm" svg:height="0.623cm" svg:x="18.041cm" svg:y="3.918cm" svg:viewBox="0 0 480 624" svg:d="M307 624c50-50 108-93 173-119l-471-505c-48 256 101 469 298 624z">
          <text:p/>
        </draw:path>
        <draw:path draw:style-name="gr2" draw:text-style-name="P2" draw:layer="layout" svg:width="0.533cm" svg:height="1.06cm" svg:x="17.687cm" svg:y="4.031cm" svg:viewBox="0 0 534 1061" svg:d="M195 0c-171 309-237 715-169 1061 110 0 222 0 332 0 36-139 96-273 176-394-197-174-348-393-339-667z">
          <text:p/>
        </draw:path>
        <draw:path draw:style-name="gr2" draw:text-style-name="P2" draw:layer="layout" svg:width="0.237cm" svg:height="0.569cm" svg:x="18.186cm" svg:y="3.511cm" svg:viewBox="0 0 238 570" svg:d="M75 570c53-170 115-380 163-531-57-15-104-26-163-39-23 152-50 329-75 491z">
          <text:p/>
        </draw:path>
        <draw:path draw:style-name="gr2" draw:text-style-name="P2" draw:layer="layout" svg:width="0.988cm" svg:height="1.528cm" svg:x="18.071cm" svg:y="5.153cm" svg:viewBox="0 0 989 1529" svg:d="M989 1529c-57-618-416-1237-976-1529 6 85 1 169-13 252 382 312 587 787 579 1277z">
          <text:p/>
        </draw:path>
        <draw:polygon draw:style-name="gr29" draw:text-style-name="P15" draw:layer="layout" svg:width="3.83cm" svg:height="5.276cm" svg:x="21.949cm" svg:y="6.338cm" svg:viewBox="0 0 3831 5277" draw:points="0,0 0,5277 3831,2894">
          <text:p/>
        </draw:polygon>
        <draw:polygon draw:style-name="gr28" draw:text-style-name="P14" draw:layer="layout" svg:width="7.75cm" svg:height="8.17cm" svg:x="21.949cm" svg:y="1.061cm" svg:viewBox="0 0 7751 8171" draw:points="7751,0 0,5278 3830,8171 7751,5873">
          <text:p/>
        </draw:polygon>
        <draw:polygon draw:style-name="gr30" draw:text-style-name="P16" draw:layer="layout" svg:width="3.92cm" svg:height="5.334cm" svg:x="25.779cm" svg:y="6.933cm" svg:viewBox="0 0 3921 5335" draw:points="0,2299 3921,0 3921,5335">
          <text:p/>
        </draw:polygon>
        <draw:frame draw:style-name="gr26" draw:text-style-name="P11" draw:layer="layout" svg:width="3.537cm" svg:height="3.525cm" svg:x="10.265cm" svg:y="0.586cm">
          <draw:image xlink:href="Pictures/10000001000002AC000002BA00F55CEDD6E24B49.png" xlink:type="simple" xlink:show="embed" xlink:actuate="onLoad" draw:mime-type="image/png">
            <text:p/>
          </draw:image>
        </draw:frame>
        <draw:path draw:style-name="gr2" draw:text-style-name="P2" draw:layer="layout" svg:width="0.538cm" svg:height="0.25cm" svg:x="2.736cm" svg:y="17.816cm" svg:viewBox="0 0 539 251" svg:d="M0 99c141-17 313-43 467-99l72 63c-149 96-366 159-515 188z">
          <text:p/>
        </draw:path>
        <draw:path draw:style-name="gr2" draw:text-style-name="P2" draw:layer="layout" svg:width="0.896cm" svg:height="1.087cm" svg:x="2.801cm" svg:y="17.221cm" svg:viewBox="0 0 897 1088" svg:d="M0 946c378-146 908-462 812-946l81 86c53 481-446 818-832 1002z">
          <text:p/>
        </draw:path>
        <draw:path draw:style-name="gr2" draw:text-style-name="P2" draw:layer="layout" svg:width="1.766cm" svg:height="1.74cm" svg:x="3.591cm" svg:y="18.469cm" svg:viewBox="0 0 1767 1741" svg:d="M412 0c-171 706 756 1424 1355 1552-8 59-16 131-25 189-754-70-1794-894-1740-1741z">
          <text:p/>
        </draw:path>
        <draw:path draw:style-name="gr2" draw:text-style-name="P2" draw:layer="layout" svg:width="0.48cm" svg:height="0.622cm" svg:x="3.101cm" svg:y="17.236cm" svg:viewBox="0 0 481 623" svg:d="M174 623c-51-50-108-93-174-119l472-504c48 255-102 467-298 623z">
          <text:p/>
        </draw:path>
        <draw:path draw:style-name="gr2" draw:text-style-name="P2" draw:layer="layout" svg:width="0.534cm" svg:height="1.059cm" svg:x="3.401cm" svg:y="17.349cm" svg:viewBox="0 0 535 1060" svg:d="M340 0c170 309 237 715 168 1060-110 0-220 0-331 0-36-139-96-273-177-393 198-173 349-393 340-667z">
          <text:p/>
        </draw:path>
        <draw:path draw:style-name="gr2" draw:text-style-name="P2" draw:layer="layout" svg:width="0.237cm" svg:height="0.569cm" svg:x="3.198cm" svg:y="16.828cm" svg:viewBox="0 0 238 570" svg:d="M162 570c-52-170-114-381-162-531 58-14 105-26 162-39 24 153 50 328 76 490z">
          <text:p/>
        </draw:path>
        <draw:path draw:style-name="gr2" draw:text-style-name="P2" draw:layer="layout" svg:width="0.988cm" svg:height="1.528cm" svg:x="2.562cm" svg:y="18.47cm" svg:viewBox="0 0 989 1529" svg:d="M0 1529c58-618 416-1238 976-1529-5 85-1 169 13 252-381 311-586 787-579 1277z">
          <text:p/>
        </draw:path>
        <draw:path draw:style-name="gr2" draw:text-style-name="P2" draw:layer="layout" svg:width="0.538cm" svg:height="0.251cm" svg:x="2.604cm" svg:y="17.98cm" svg:viewBox="0 0 539 252" svg:d="M539 99c-140-17-312-43-467-99l-72 63c150 97 366 159 515 189z">
          <text:p/>
        </draw:path>
        <draw:path draw:style-name="gr2" draw:text-style-name="P2" draw:layer="layout" svg:width="0.897cm" svg:height="1.086cm" svg:x="2.182cm" svg:y="17.386cm" svg:viewBox="0 0 898 1087" svg:d="M898 946c-378-146-909-463-812-946l-82 86c-53 481 447 818 833 1001z">
          <text:p/>
        </draw:path>
        <draw:path draw:style-name="gr2" draw:text-style-name="P2" draw:layer="layout" svg:width="1.766cm" svg:height="1.74cm" svg:x="0.524cm" svg:y="18.633cm" svg:viewBox="0 0 1767 1741" svg:d="M1355 0c171 706-756 1425-1355 1553 8 58 16 130 24 188 756-70 1794-894 1741-1741z">
          <text:p/>
        </draw:path>
        <draw:path draw:style-name="gr2" draw:text-style-name="P2" draw:layer="layout" svg:width="0.479cm" svg:height="0.622cm" svg:x="2.298cm" svg:y="17.4cm" svg:viewBox="0 0 480 623" svg:d="M307 623c51-50 109-92 173-118l-471-505c-48 255 102 469 298 623z">
          <text:p/>
        </draw:path>
        <draw:path draw:style-name="gr2" draw:text-style-name="P2" draw:layer="layout" svg:width="0.533cm" svg:height="1.06cm" svg:x="1.944cm" svg:y="17.513cm" svg:viewBox="0 0 534 1061" svg:d="M194 0c-170 309-236 714-168 1061 110 0 221 0 331 0 36-141 96-275 177-394-198-174-349-394-340-667z">
          <text:p/>
        </draw:path>
        <draw:path draw:style-name="gr2" draw:text-style-name="P2" draw:layer="layout" svg:width="0.236cm" svg:height="0.569cm" svg:x="2.444cm" svg:y="16.993cm" svg:viewBox="0 0 237 570" svg:d="M75 570c53-170 114-382 162-532-57-14-104-25-162-38-23 152-51 327-75 490z">
          <text:p/>
        </draw:path>
        <draw:path draw:style-name="gr2" draw:text-style-name="P2" draw:layer="layout" svg:width="0.988cm" svg:height="1.527cm" svg:x="2.329cm" svg:y="18.635cm" svg:viewBox="0 0 989 1528" svg:d="M989 1528c-58-618-417-1238-976-1528 5 84 0 168-13 251 381 313 586 788 578 1277z">
          <text:p/>
        </draw:path>
        <draw:frame draw:style-name="gr27" draw:text-style-name="P12" draw:layer="layout" svg:width="2.534cm" svg:height="0.441cm" svg:x="13.449cm" svg:y="15.192cm">
          <draw:text-box>
            <text:p text:style-name="P7"><text:span text:style-name="T4">Team (club)</text:span></text:p>
          </draw:text-box>
        </draw:frame>
      </draw:page>
      <draw:page draw:name="page3" draw:style-name="dp1" draw:master-page-name="master-page3">
        <draw:path draw:style-name="gr1" draw:text-style-name="P1" draw:layer="layout" svg:width="7.215cm" svg:height="14.092cm" svg:x="4.949cm" svg:y="4.952cm" svg:viewBox="0 0 7216 14093" svg:d="M5100 2097c-150 162-309 280-465 355-117 55-154 29-147-96 6-123 51-152 116-164zM3436 7492c11-270 554-320 584 57 21 271-82 596-121 992-19 190-18 350 190 281 477-161 632-83 319 357l-532 615 53 874c72-204 116-541 167-844 66-224 185-286 441-114 29 19 35 95 69 95s105-80 136-95c518-244 375-313 532-501 281-336 316-584 59-349-183 166-348 343-454 220-134-156-74-340 53-456 292-265 541-433 783-486 274-60 482-35 601 122 110 144-16 368-213 584l-472 517c198-56 396-111 594-167 119-172 224-183 357-167 193 23 332-11 417 38 96 91 162 179 198 273 67 177-52 260-243 296l-1217 259c-8 107 28 155 76 152 107-8 144 51 161 273 6 80-34 355 76 1626 50 578 53 1119 8 1572-97 963-874 514-1392 129-559-416-547-568-304-577 329-12 610 335 1026 312 70-801 39-1487-68-2105-46-259-107-516-160-775-67-217-125-144-243 23-103 147-284 145-471 53-37-46-87-29-129 61l-129 274c185 93 371 184 509 326 237 245 182 547 61 511-218-64-411-183-610-322-161-113-247 17-188 290l182 851c104 346-47 492-364 440-360-59-302-270-525-448-248-198-367-125-372-539-6-515-51-997-121-1307-57-250 24-364 159-387 151-26 287 32 296 212 46 831-157 1312 251 1649 26-396 42-821 19-1264-12-241-45-475-72-742-8-78-53-57-167-38-103 18-208-16-312-60-80 73-166 133-258 182-20 237-64 444-144 608 236 654 294 1428 60 2370-89 362-553 348-583-24-35-432 147-772 82-1283-525 802-1161 1459-1922 1952-44 29-92-8-137-60-60-72-32-160 54-266 348-433 662-870 923-1318 234-401 422-811 596-1219l440-1033c51-118 128-172 244-183 505-49 934-240 1230-646-58-618-102-1202-83-1671zM1727 9032l-96-147c230-415 398-845 581-1328 164-432 550-357 600-57 108 654-445 1147-1085 1532zM4399 6907c-168 154-133 252 62 309 78 22 119 60 167 111 84 92 199 44 283-54 53-61 110-95 161-140 96-83 71-216-115-327-178-107-390-53-558 101zM4867 4369c-303-3-321 164-41 484 209 239 435 469 680 562 141 54 250 61 327 34 199-70 196-367 36-708-61-132-179-207-310-263-217-94-484-115-692-109zM3514 4480l141 919c26 174 36 385-5 648-374-151-717-277-967-295 37-318 125-675 227-1045 208-49 409-126 604-227zM1715 1348l-10-248c1097-363 2197-859 3063-1070 457-112 669 109 843 267 157 144 159 326 30 476l-922 823c499-113 917-151 1200-40 351 138 401 376 129 646-311 305-665 530-992 773-144 107-371 129-684 129-196-1-307 125-347 376-41 253 108 207 327 189 291-24 609 36 922-70 449-151 744-335 1111-248 195 47 362 159 525 278 106 77 141 253 125 519-13 206-112 146-283 66-380-179-855-170-1399-78-271 46-541 56-800 41-64-3-53-2-60 61-107 895-146 2146-220 2742-508-117-1121-399-1739-806-104-68-130-34-184 42-137 191-292 322-466 387-181 67-245-29-159-248 117-297 411-649 377-882l10-268-1121 317c-293 84-320-235-109-366 831-516 1661-863 2469-1150-113-114 41-446 109-754-224 261-446 477-676 655-270 209-404 163-276-139l278-654c-659 253-1216 379-1676 436-274 34-324-247-59-367 873-395 1749-778 2617-1181-536-61-609-302-325-421 285-119 578-188 852-413 179-147 193-370 16-340-346 56-566 417-841 600-133 88-268 124-376 108z">
          <text:p/>
        </draw:path>
        <draw:path draw:style-name="gr2" draw:text-style-name="P2" draw:layer="layout" svg:width="11.064cm" svg:height="4.233cm" svg:x="3.164cm" svg:y="7.77cm" svg:viewBox="0 0 11065 4234" svg:d="M958 2037h174c232 0 374 124 374 334 0 222-124 370-392 370-276 0-423-125-423-361v-107h-691v178c0 531 393 892 1114 892 713 0 1105-361 1105-883 0-357-169-597-476-722 307-125 476-365 476-722 0-521-392-882-1105-882-721 0-1114 361-1114 891v178h691v-107c0-236 147-361 423-361 268 0 392 147 392 370 0 187-129 330-374 330h-174zM2755 3299h735v-737h-735zM4025 3299h646v-870h370c223 0 365 102 365 320v550h646v-505c0-446-213-731-570-856l481-958h-713l-414 892h-165v-1872h-646zM7879 980v1351c0 218-147 320-365 320-227 0-370-102-370-320v-1351h-646v1306c0 611 321 923 820 923 227 0 419-66 561-200v347c0 219-147 321-370 321-222 0-365-102-365-321v-49h-646v5c0 610 401 922 1011 922 615 0 1016-312 1016-922v-2332zM9038 980v1440c0 611 401 923 1011 923 615 0 1016-312 1016-923v-1440h-646v1484c0 219-147 321-370 321s-365-102-365-321v-1484z">
          <text:p/>
        </draw:path>
        <draw:polygon draw:style-name="gr31" draw:text-style-name="P17" draw:layer="layout" svg:width="7.75cm" svg:height="7.575cm" svg:x="21.949cm" svg:y="9.231cm" svg:viewBox="0 0 7751 7576" draw:points="0,2384 7751,7576 7751,3037 3830,0">
          <text:p/>
        </draw:polygon>
        <draw:polygon draw:style-name="gr32" draw:text-style-name="P18" draw:layer="layout" svg:width="15.466cm" svg:height="4.239cm" svg:x="14.233cm" svg:y="-0.001cm" svg:viewBox="0 0 15467 4240" draw:points="0,0 10801,4240 15467,1062 15467,0">
          <text:p/>
        </draw:polygon>
        <draw:polygon draw:style-name="gr33" draw:text-style-name="P19" draw:layer="layout" svg:width="13.248cm" svg:height="4.268cm" svg:x="11.822cm" svg:y="-0.001cm" svg:viewBox="0 0 13249 4269" draw:points="0,0 13212,4240 13249,4269 2411,0">
          <text:p/>
        </draw:polygon>
        <draw:polygon draw:style-name="gr32" draw:text-style-name="P18" draw:layer="layout" svg:width="4.889cm" svg:height="4.985cm" svg:x="24.811cm" svg:y="16.015cm" svg:viewBox="0 0 4890 4986" draw:points="4889,791 4890,4986 0,4986 3709,0">
          <text:p/>
        </draw:polygon>
        <draw:polygon draw:style-name="gr33" draw:text-style-name="P19" draw:layer="layout" svg:width="3.708cm" svg:height="5.34cm" svg:x="24.811cm" svg:y="15.66cm" svg:viewBox="0 0 3709 5341" draw:points="3709,355 3179,0 0,5341 14,5335">
          <text:p/>
        </draw:polygon>
        <draw:path draw:style-name="gr2" draw:text-style-name="P2" draw:layer="layout" svg:width="3.539cm" svg:height="3.538cm" svg:x="0.819cm" svg:y="0.586cm" svg:viewBox="0 0 3540 3539" svg:d="M1770 0c977 0 1770 792 1770 1770 0 977-793 1769-1770 1769-978 0-1770-792-1770-1769 0-978 792-1770 1770-1770z">
          <text:p/>
        </draw:path>
        <draw:path draw:style-name="gr6" draw:text-style-name="P6" draw:layer="layout" svg:width="2.008cm" svg:height="2.307cm" svg:x="1.584cm" svg:y="1.078cm" svg:viewBox="0 0 2009 2308" svg:d="M2009 2c-3 2-5 3-8 5-73 40-141 89-204 144-87 75-164 159-234 250-89 116-165 240-231 371-18 38-33 77-48 116-16 41-31 82-47 123-1 3-2 6-4 10-5 1-10 2-15 3-81 18-162 38-240 66-182 63-347 155-492 282-84 73-157 155-215 249-30 47-57 96-77 148-23 59-38 118-47 180-7 54-8 108-4 163 4 61 16 121 35 179 1 5 3 10 4 15 0 0 0 1 0 2-4 0-6-3-9-6-42-44-79-92-108-146-22-40-37-81-48-124-16-58-20-116-16-175 4-60 17-117 37-173 30-82 74-157 126-226 66-87 143-163 227-232 97-79 203-147 314-207 98-52 200-97 304-136 8-3 16-7 25-10 19-6 37-13 56-19 3-1 6-2 9-2 12-2 20-9 27-20 20-32 38-65 56-98 17-30 35-61 54-91 64-102 135-199 217-288 58-64 120-124 188-176 76-57 155-108 243-143 37-15 75-27 114-35 3-1 6-1 9-1 1 0 1 1 2 2z">
          <text:p/>
        </draw:path>
        <draw:path draw:style-name="gr6" draw:text-style-name="P6" draw:layer="layout" svg:width="1.682cm" svg:height="0.981cm" svg:x="1.903cm" svg:y="1.713cm" svg:viewBox="0 0 1683 982" svg:d="M1683 0c0 5-5 4-8 6-19 8-39 15-58 24-75 34-145 76-211 124-116 83-218 180-309 288-20 23-37 49-55 73-16 22-32 45-47 67-5 7-11 10-19 11-33 4-65 8-97 14-56 8-111 19-166 33-155 37-304 89-445 162-94 49-182 105-261 175-2 2-4 3-7 5-1-5 2-8 4-10 31-43 66-81 105-117 69-64 145-118 227-165 100-58 207-103 318-140 76-25 153-46 231-63 11-2 22-4 32-5 10-2 18-5 25-12 21-23 42-46 63-68 71-75 147-143 229-204 54-39 109-75 168-106 63-32 128-59 196-77 28-7 56-13 85-15z">
          <text:p/>
        </draw:path>
        <draw:path draw:style-name="gr6" draw:text-style-name="P6" draw:layer="layout" svg:width="1.4cm" svg:height="0.463cm" svg:x="2.14cm" svg:y="2.158cm" svg:viewBox="0 0 1401 464" svg:d="M0 463c3-3 6-7 10-10 44-38 94-69 146-96 66-33 135-57 207-75 49-12 98-21 149-28 81-12 163-17 245-15 8 0 14-1 21-6 11-8 24-16 35-24 71-50 145-94 224-130 63-29 129-52 198-65 41-9 82-13 124-14 14 0 28 2 42 4-2 1-5 1-7 2-3 0-6 1-9 2-64 10-124 28-183 52-104 41-200 98-290 165-24 18-46 38-68 58-17 16-34 32-51 48-5 0-10 0-14 0-46-5-92-7-138-8-44 0-88 1-132 4-28 3-56 4-85 8-33 4-66 9-99 16-68 13-134 30-198 56-39 14-77 31-113 51-4 2-8 4-12 6-1 0-2-1-2-1z">
          <text:p/>
        </draw:path>
        <draw:path draw:style-name="gr6" draw:text-style-name="P6" draw:layer="layout" svg:width="0.005cm" svg:height="0.001cm" svg:x="3.585cm" svg:y="1.712cm" svg:viewBox="0 0 6 2" svg:d="M0 2c2 0 4-2 6-2v2c-2 0-4 0-6 0z">
          <text:p/>
        </draw:path>
        <draw:frame draw:style-name="gr7" draw:text-style-name="P8" draw:layer="layout" svg:width="3.198cm" svg:height="0.552cm" svg:x="0.993cm" svg:y="2.244cm">
          <draw:text-box>
            <text:p text:style-name="P7"><text:span text:style-name="T1">BLADE CLUB</text:span></text:p>
          </draw:text-box>
        </draw:frame>
        <draw:frame draw:style-name="gr8" draw:text-style-name="P9" draw:layer="layout" svg:width="0.497cm" svg:height="0.23cm" svg:x="2.327cm" svg:y="2.804cm">
          <draw:text-box>
            <text:p text:style-name="P7"><text:span text:style-name="T2">Z L Í N</text:span></text:p>
          </draw:text-box>
        </draw:frame>
        <draw:frame draw:style-name="gr9" draw:text-style-name="P10" draw:layer="layout" svg:width="2.927cm" svg:height="0.708cm" svg:x="6.063cm" svg:y="2.589cm">
          <draw:text-box>
            <text:p text:style-name="P7"><text:span text:style-name="T3">UDĚLUJE</text:span></text:p>
          </draw:text-box>
        </draw:frame>
        <draw:line draw:style-name="gr10" draw:text-style-name="P11" draw:layer="layout" svg:x1="21.205cm" svg:y1="16.03cm" svg:x2="24.507cm" svg:y2="16.03cm">
          <text:p/>
        </draw:line>
        <draw:frame draw:style-name="gr11" draw:text-style-name="P10" draw:layer="layout" svg:width="2.982cm" svg:height="0.708cm" svg:x="5.881cm" svg:y="1.44cm">
          <draw:text-box>
            <text:p text:style-name="P7"><text:span text:style-name="T3">JIU-JITSU</text:span></text:p>
          </draw:text-box>
        </draw:frame>
        <draw:frame draw:style-name="gr12" draw:text-style-name="P12" draw:layer="layout" svg:width="1.412cm" svg:height="0.441cm" svg:x="22.274cm" svg:y="16.189cm">
          <draw:text-box>
            <text:p text:style-name="P7"><text:span text:style-name="T4">Datum</text:span></text:p>
          </draw:text-box>
        </draw:frame>
        <draw:line draw:style-name="gr10" draw:text-style-name="P11" draw:layer="layout" svg:x1="14.783cm" svg:y1="18.841cm" svg:x2="19.356cm" svg:y2="18.841cm">
          <text:p/>
        </draw:line>
        <draw:frame draw:style-name="gr13" draw:text-style-name="P12" draw:layer="layout" svg:width="1.005cm" svg:height="0.441cm" svg:x="22.432cm" svg:y="16.642cm">
          <draw:text-box>
            <text:p text:style-name="P7"><text:span text:style-name="T4">Date</text:span></text:p>
          </draw:text-box>
        </draw:frame>
        <draw:frame draw:style-name="gr14" draw:text-style-name="P12" draw:layer="layout" svg:width="3.77cm" svg:height="0.441cm" svg:x="15.305cm" svg:y="19.067cm">
          <draw:text-box>
            <text:p text:style-name="P7"><text:span text:style-name="T4">Zkušební komisař</text:span></text:p>
          </draw:text-box>
        </draw:frame>
        <draw:line draw:style-name="gr10" draw:text-style-name="P11" draw:layer="layout" svg:x1="20.581cm" svg:y1="18.841cm" svg:x2="25.109cm" svg:y2="18.841cm">
          <text:p/>
        </draw:line>
        <draw:frame draw:style-name="gr15" draw:text-style-name="P12" draw:layer="layout" svg:width="5.201cm" svg:height="0.441cm" svg:x="14.652cm" svg:y="19.521cm">
          <draw:text-box>
            <text:p text:style-name="P7"><text:span text:style-name="T4">Examining commissiarry</text:span></text:p>
          </draw:text-box>
        </draw:frame>
        <draw:frame draw:style-name="gr16" draw:text-style-name="P12" draw:layer="layout" svg:width="1.831cm" svg:height="0.441cm" svg:x="22.013cm" svg:y="19.161cm">
          <draw:text-box>
            <text:p text:style-name="P7"><text:span text:style-name="T4">Přísedící</text:span></text:p>
          </draw:text-box>
        </draw:frame>
        <draw:line draw:style-name="gr10" draw:text-style-name="P11" draw:layer="layout" svg:x1="1.421cm" svg:y1="14.549cm" svg:x2="15.991cm" svg:y2="14.549cm">
          <text:p/>
        </draw:line>
        <draw:frame draw:style-name="gr17" draw:text-style-name="P12" draw:layer="layout" svg:width="2.114cm" svg:height="0.441cm" svg:x="21.938cm" svg:y="19.615cm">
          <draw:text-box>
            <text:p text:style-name="P7"><text:span text:style-name="T4">Assessors</text:span></text:p>
          </draw:text-box>
        </draw:frame>
        <draw:frame draw:style-name="gr18" draw:text-style-name="P12" draw:layer="layout" svg:width="1.314cm" svg:height="0.441cm" svg:x="1.847cm" svg:y="14.743cm">
          <draw:text-box>
            <text:p text:style-name="P7"><text:span text:style-name="T4">Jméno</text:span></text:p>
          </draw:text-box>
        </draw:frame>
        <draw:frame draw:style-name="gr19" draw:text-style-name="P12" draw:layer="layout" svg:width="1.217cm" svg:height="0.441cm" svg:x="1.927cm" svg:y="15.197cm">
          <draw:text-box>
            <text:p text:style-name="P7"><text:span text:style-name="T4">Name</text:span></text:p>
          </draw:text-box>
        </draw:frame>
        <draw:frame draw:style-name="gr20" draw:text-style-name="P12" draw:layer="layout" svg:width="1.772cm" svg:height="0.441cm" svg:x="4.874cm" svg:y="14.739cm">
          <draw:text-box>
            <text:p text:style-name="P7"><text:span text:style-name="T4">Příjmení</text:span></text:p>
          </draw:text-box>
        </draw:frame>
        <draw:frame draw:style-name="gr21" draw:text-style-name="P12" draw:layer="layout" svg:width="1.894cm" svg:height="0.441cm" svg:x="4.86cm" svg:y="15.193cm">
          <draw:text-box>
            <text:p text:style-name="P7"><text:span text:style-name="T4">Surname</text:span></text:p>
          </draw:text-box>
        </draw:frame>
        <draw:frame draw:style-name="gr22" draw:text-style-name="P12" draw:layer="layout" svg:width="3.38cm" svg:height="0.441cm" svg:x="8.161cm" svg:y="14.707cm">
          <draw:text-box>
            <text:p text:style-name="P7"><text:span text:style-name="T4">Datum narození</text:span></text:p>
          </draw:text-box>
        </draw:frame>
        <draw:frame draw:style-name="gr23" draw:text-style-name="P12" draw:layer="layout" svg:width="2.728cm" svg:height="0.441cm" svg:x="8.417cm" svg:y="15.161cm">
          <draw:text-box>
            <text:p text:style-name="P7"><text:span text:style-name="T4">Date of birth</text:span></text:p>
          </draw:text-box>
        </draw:frame>
        <draw:frame draw:style-name="gr24" draw:text-style-name="P12" draw:layer="layout" svg:width="2.525cm" svg:height="0.441cm" svg:x="13.451cm" svg:y="14.738cm">
          <draw:text-box>
            <text:p text:style-name="P7"><text:span text:style-name="T4">Oddíl (klub)</text:span></text:p>
          </draw:text-box>
        </draw:frame>
        <draw:path draw:style-name="gr2" draw:text-style-name="P2" draw:layer="layout" svg:width="0.538cm" svg:height="0.25cm" svg:x="18.479cm" svg:y="4.335cm" svg:viewBox="0 0 539 251" svg:d="M0 99c141-17 313-43 467-99l72 63c-149 96-365 159-515 188z">
          <text:p/>
        </draw:path>
        <draw:path draw:style-name="gr2" draw:text-style-name="P2" draw:layer="layout" svg:width="0.896cm" svg:height="1.086cm" svg:x="18.544cm" svg:y="3.74cm" svg:viewBox="0 0 897 1087" svg:d="M0 946c377-146 908-462 812-946l81 87c53 480-447 817-832 1000z">
          <text:p/>
        </draw:path>
        <draw:path draw:style-name="gr2" draw:text-style-name="P2" draw:layer="layout" svg:width="1.767cm" svg:height="1.739cm" svg:x="19.333cm" svg:y="4.988cm" svg:viewBox="0 0 1768 1740" svg:d="M412 0c-170 705 757 1424 1356 1552-8 58-17 130-25 188-755-70-1794-893-1741-1740z">
          <text:p/>
        </draw:path>
        <draw:path draw:style-name="gr2" draw:text-style-name="P2" draw:layer="layout" svg:width="0.479cm" svg:height="0.623cm" svg:x="18.844cm" svg:y="3.754cm" svg:viewBox="0 0 480 624" svg:d="M173 624c-50-50-108-93-173-119l471-505c48 255-101 469-298 624z">
          <text:p/>
        </draw:path>
        <draw:path draw:style-name="gr2" draw:text-style-name="P2" draw:layer="layout" svg:width="0.534cm" svg:height="1.06cm" svg:x="19.144cm" svg:y="3.867cm" svg:viewBox="0 0 535 1061" svg:d="M340 0c170 309 237 715 168 1061-110 0-221 0-332 0-36-140-96-274-176-394 197-174 349-394 340-667z">
          <text:p/>
        </draw:path>
        <draw:path draw:style-name="gr2" draw:text-style-name="P2" draw:layer="layout" svg:width="0.237cm" svg:height="0.569cm" svg:x="18.941cm" svg:y="3.347cm" svg:viewBox="0 0 238 570" svg:d="M163 570c-52-170-115-382-163-531 58-15 105-26 163-39 24 152 50 327 75 490z">
          <text:p/>
        </draw:path>
        <draw:path draw:style-name="gr2" draw:text-style-name="P2" draw:layer="layout" svg:width="0.988cm" svg:height="1.528cm" svg:x="18.305cm" svg:y="4.989cm" svg:viewBox="0 0 989 1529" svg:d="M0 1529c57-618 416-1239 976-1529-6 84-1 168 13 251-381 313-587 788-579 1278z">
          <text:p/>
        </draw:path>
        <draw:path draw:style-name="gr2" draw:text-style-name="P2" draw:layer="layout" svg:width="0.538cm" svg:height="0.25cm" svg:x="18.347cm" svg:y="4.499cm" svg:viewBox="0 0 539 251" svg:d="M539 98c-140-17-311-42-467-98l-72 62c150 97 366 160 515 189z">
          <text:p/>
        </draw:path>
        <draw:path draw:style-name="gr2" draw:text-style-name="P2" draw:layer="layout" svg:width="0.896cm" svg:height="1.087cm" svg:x="17.925cm" svg:y="3.904cm" svg:viewBox="0 0 897 1088" svg:d="M897 945c-377-146-908-461-812-945l-81 86c-53 480 447 817 832 1002z">
          <text:p/>
        </draw:path>
        <draw:path draw:style-name="gr2" draw:text-style-name="P2" draw:layer="layout" svg:width="1.767cm" svg:height="1.74cm" svg:x="16.266cm" svg:y="5.152cm" svg:viewBox="0 0 1768 1741" svg:d="M1356 0c170 705-756 1425-1356 1552 9 58 17 131 25 189 756-71 1794-894 1741-1741z">
          <text:p/>
        </draw:path>
        <draw:path draw:style-name="gr2" draw:text-style-name="P2" draw:layer="layout" svg:width="0.479cm" svg:height="0.623cm" svg:x="18.041cm" svg:y="3.918cm" svg:viewBox="0 0 480 624" svg:d="M307 624c50-50 108-93 173-119l-471-505c-48 256 101 469 298 624z">
          <text:p/>
        </draw:path>
        <draw:path draw:style-name="gr2" draw:text-style-name="P2" draw:layer="layout" svg:width="0.533cm" svg:height="1.06cm" svg:x="17.687cm" svg:y="4.031cm" svg:viewBox="0 0 534 1061" svg:d="M195 0c-171 309-237 715-169 1061 110 0 222 0 332 0 36-139 96-273 176-394-197-174-348-393-339-667z">
          <text:p/>
        </draw:path>
        <draw:path draw:style-name="gr2" draw:text-style-name="P2" draw:layer="layout" svg:width="0.237cm" svg:height="0.569cm" svg:x="18.186cm" svg:y="3.511cm" svg:viewBox="0 0 238 570" svg:d="M75 570c53-170 115-380 163-531-57-15-104-26-163-39-23 152-50 329-75 491z">
          <text:p/>
        </draw:path>
        <draw:path draw:style-name="gr2" draw:text-style-name="P2" draw:layer="layout" svg:width="0.988cm" svg:height="1.528cm" svg:x="18.071cm" svg:y="5.153cm" svg:viewBox="0 0 989 1529" svg:d="M989 1529c-57-618-416-1237-976-1529 6 85 1 169-13 252 382 312 587 787 579 1277z">
          <text:p/>
        </draw:path>
        <draw:polygon draw:style-name="gr32" draw:text-style-name="P18" draw:layer="layout" svg:width="3.83cm" svg:height="5.276cm" svg:x="21.949cm" svg:y="6.338cm" svg:viewBox="0 0 3831 5277" draw:points="0,0 0,5277 3831,2894">
          <text:p/>
        </draw:polygon>
        <draw:polygon draw:style-name="gr31" draw:text-style-name="P17" draw:layer="layout" svg:width="7.75cm" svg:height="8.17cm" svg:x="21.949cm" svg:y="1.061cm" svg:viewBox="0 0 7751 8171" draw:points="7751,0 0,5278 3830,8171 7751,5873">
          <text:p/>
        </draw:polygon>
        <draw:polygon draw:style-name="gr33" draw:text-style-name="P19" draw:layer="layout" svg:width="3.92cm" svg:height="5.334cm" svg:x="25.779cm" svg:y="6.933cm" svg:viewBox="0 0 3921 5335" draw:points="0,2299 3921,0 3921,5335">
          <text:p/>
        </draw:polygon>
        <draw:frame draw:style-name="gr26" draw:text-style-name="P11" draw:layer="layout" svg:width="3.537cm" svg:height="3.525cm" svg:x="10.265cm" svg:y="0.586cm">
          <draw:image xlink:href="Pictures/10000001000002AC000002BA00F55CEDD6E24B49.png" xlink:type="simple" xlink:show="embed" xlink:actuate="onLoad" draw:mime-type="image/png">
            <text:p/>
          </draw:image>
        </draw:frame>
        <draw:path draw:style-name="gr2" draw:text-style-name="P2" draw:layer="layout" svg:width="0.538cm" svg:height="0.25cm" svg:x="2.736cm" svg:y="17.816cm" svg:viewBox="0 0 539 251" svg:d="M0 99c141-17 313-43 467-99l72 63c-149 96-366 159-515 188z">
          <text:p/>
        </draw:path>
        <draw:path draw:style-name="gr2" draw:text-style-name="P2" draw:layer="layout" svg:width="0.896cm" svg:height="1.087cm" svg:x="2.801cm" svg:y="17.221cm" svg:viewBox="0 0 897 1088" svg:d="M0 946c378-146 908-462 812-946l81 86c53 481-446 818-832 1002z">
          <text:p/>
        </draw:path>
        <draw:path draw:style-name="gr2" draw:text-style-name="P2" draw:layer="layout" svg:width="1.766cm" svg:height="1.74cm" svg:x="3.591cm" svg:y="18.469cm" svg:viewBox="0 0 1767 1741" svg:d="M412 0c-171 706 756 1424 1355 1552-8 59-16 131-25 189-754-70-1794-894-1740-1741z">
          <text:p/>
        </draw:path>
        <draw:path draw:style-name="gr2" draw:text-style-name="P2" draw:layer="layout" svg:width="0.48cm" svg:height="0.622cm" svg:x="3.101cm" svg:y="17.236cm" svg:viewBox="0 0 481 623" svg:d="M174 623c-51-50-108-93-174-119l472-504c48 255-102 467-298 623z">
          <text:p/>
        </draw:path>
        <draw:path draw:style-name="gr2" draw:text-style-name="P2" draw:layer="layout" svg:width="0.534cm" svg:height="1.059cm" svg:x="3.401cm" svg:y="17.349cm" svg:viewBox="0 0 535 1060" svg:d="M340 0c170 309 237 715 168 1060-110 0-220 0-331 0-36-139-96-273-177-393 198-173 349-393 340-667z">
          <text:p/>
        </draw:path>
        <draw:path draw:style-name="gr2" draw:text-style-name="P2" draw:layer="layout" svg:width="0.237cm" svg:height="0.569cm" svg:x="3.198cm" svg:y="16.828cm" svg:viewBox="0 0 238 570" svg:d="M162 570c-52-170-114-381-162-531 58-14 105-26 162-39 24 153 50 328 76 490z">
          <text:p/>
        </draw:path>
        <draw:path draw:style-name="gr2" draw:text-style-name="P2" draw:layer="layout" svg:width="0.988cm" svg:height="1.528cm" svg:x="2.562cm" svg:y="18.47cm" svg:viewBox="0 0 989 1529" svg:d="M0 1529c58-618 416-1238 976-1529-5 85-1 169 13 252-381 311-586 787-579 1277z">
          <text:p/>
        </draw:path>
        <draw:path draw:style-name="gr2" draw:text-style-name="P2" draw:layer="layout" svg:width="0.538cm" svg:height="0.251cm" svg:x="2.604cm" svg:y="17.98cm" svg:viewBox="0 0 539 252" svg:d="M539 99c-140-17-312-43-467-99l-72 63c150 97 366 159 515 189z">
          <text:p/>
        </draw:path>
        <draw:path draw:style-name="gr2" draw:text-style-name="P2" draw:layer="layout" svg:width="0.897cm" svg:height="1.086cm" svg:x="2.182cm" svg:y="17.386cm" svg:viewBox="0 0 898 1087" svg:d="M898 946c-378-146-909-463-812-946l-82 86c-53 481 447 818 833 1001z">
          <text:p/>
        </draw:path>
        <draw:path draw:style-name="gr2" draw:text-style-name="P2" draw:layer="layout" svg:width="1.766cm" svg:height="1.74cm" svg:x="0.524cm" svg:y="18.633cm" svg:viewBox="0 0 1767 1741" svg:d="M1355 0c171 706-756 1425-1355 1553 8 58 16 130 24 188 756-70 1794-894 1741-1741z">
          <text:p/>
        </draw:path>
        <draw:path draw:style-name="gr2" draw:text-style-name="P2" draw:layer="layout" svg:width="0.479cm" svg:height="0.622cm" svg:x="2.298cm" svg:y="17.4cm" svg:viewBox="0 0 480 623" svg:d="M307 623c51-50 109-92 173-118l-471-505c-48 255 102 469 298 623z">
          <text:p/>
        </draw:path>
        <draw:path draw:style-name="gr2" draw:text-style-name="P2" draw:layer="layout" svg:width="0.533cm" svg:height="1.06cm" svg:x="1.944cm" svg:y="17.513cm" svg:viewBox="0 0 534 1061" svg:d="M194 0c-170 309-236 714-168 1061 110 0 221 0 331 0 36-141 96-275 177-394-198-174-349-394-340-667z">
          <text:p/>
        </draw:path>
        <draw:path draw:style-name="gr2" draw:text-style-name="P2" draw:layer="layout" svg:width="0.236cm" svg:height="0.569cm" svg:x="2.444cm" svg:y="16.993cm" svg:viewBox="0 0 237 570" svg:d="M75 570c53-170 114-382 162-532-57-14-104-25-162-38-23 152-51 327-75 490z">
          <text:p/>
        </draw:path>
        <draw:path draw:style-name="gr2" draw:text-style-name="P2" draw:layer="layout" svg:width="0.988cm" svg:height="1.527cm" svg:x="2.329cm" svg:y="18.635cm" svg:viewBox="0 0 989 1528" svg:d="M989 1528c-58-618-417-1238-976-1528 5 84 0 168-13 251 381 313 586 788 578 1277z">
          <text:p/>
        </draw:path>
        <draw:frame draw:style-name="gr27" draw:text-style-name="P12" draw:layer="layout" svg:width="2.534cm" svg:height="0.441cm" svg:x="13.449cm" svg:y="15.192cm">
          <draw:text-box>
            <text:p text:style-name="P7"><text:span text:style-name="T4">Team (club)</text:span></text:p>
          </draw:text-box>
        </draw:frame>
      </draw:page>
      <draw:page draw:name="page4" draw:style-name="dp1" draw:master-page-name="master-page3">
        <draw:polygon draw:style-name="gr34" draw:text-style-name="P20" draw:layer="layout" svg:width="7.75cm" svg:height="7.575cm" svg:x="21.949cm" svg:y="9.231cm" svg:viewBox="0 0 7751 7576" draw:points="0,2384 7751,7576 7751,3037 3830,0">
          <text:p/>
        </draw:polygon>
        <draw:polygon draw:style-name="gr35" draw:text-style-name="P21" draw:layer="layout" svg:width="15.466cm" svg:height="4.239cm" svg:x="14.233cm" svg:y="-0.001cm" svg:viewBox="0 0 15467 4240" draw:points="0,0 10801,4240 15467,1062 15467,0">
          <text:p/>
        </draw:polygon>
        <draw:polygon draw:style-name="gr36" draw:text-style-name="P22" draw:layer="layout" svg:width="13.248cm" svg:height="4.268cm" svg:x="11.822cm" svg:y="-0.001cm" svg:viewBox="0 0 13249 4269" draw:points="0,0 13212,4240 13249,4269 2411,0">
          <text:p/>
        </draw:polygon>
        <draw:polygon draw:style-name="gr35" draw:text-style-name="P21" draw:layer="layout" svg:width="4.889cm" svg:height="4.985cm" svg:x="24.811cm" svg:y="16.015cm" svg:viewBox="0 0 4890 4986" draw:points="4889,791 4890,4986 0,4986 3709,0">
          <text:p/>
        </draw:polygon>
        <draw:polygon draw:style-name="gr36" draw:text-style-name="P22" draw:layer="layout" svg:width="3.708cm" svg:height="5.34cm" svg:x="24.811cm" svg:y="15.66cm" svg:viewBox="0 0 3709 5341" draw:points="3709,355 3179,0 0,5341 14,5335">
          <text:p/>
        </draw:polygon>
        <draw:path draw:style-name="gr2" draw:text-style-name="P2" draw:layer="layout" svg:width="3.539cm" svg:height="3.538cm" svg:x="0.819cm" svg:y="0.586cm" svg:viewBox="0 0 3540 3539" svg:d="M1770 0c977 0 1770 792 1770 1770 0 977-793 1769-1770 1769-978 0-1770-792-1770-1769 0-978 792-1770 1770-1770z">
          <text:p/>
        </draw:path>
        <draw:path draw:style-name="gr6" draw:text-style-name="P6" draw:layer="layout" svg:width="2.008cm" svg:height="2.307cm" svg:x="1.584cm" svg:y="1.078cm" svg:viewBox="0 0 2009 2308" svg:d="M2009 2c-3 2-5 3-8 5-73 40-141 89-204 144-87 75-164 159-234 250-89 116-165 240-231 371-18 38-33 77-48 116-16 41-31 82-47 123-1 3-2 6-4 10-5 1-10 2-15 3-81 18-162 38-240 66-182 63-347 155-492 282-84 73-157 155-215 249-30 47-57 96-77 148-23 59-38 118-47 180-7 54-8 108-4 163 4 61 16 121 35 179 1 5 3 10 4 15 0 0 0 1 0 2-4 0-6-3-9-6-42-44-79-92-108-146-22-40-37-81-48-124-16-58-20-116-16-175 4-60 17-117 37-173 30-82 74-157 126-226 66-87 143-163 227-232 97-79 203-147 314-207 98-52 200-97 304-136 8-3 16-7 25-10 19-6 37-13 56-19 3-1 6-2 9-2 12-2 20-9 27-20 20-32 38-65 56-98 17-30 35-61 54-91 64-102 135-199 217-288 58-64 120-124 188-176 76-57 155-108 243-143 37-15 75-27 114-35 3-1 6-1 9-1 1 0 1 1 2 2z">
          <text:p/>
        </draw:path>
        <draw:path draw:style-name="gr6" draw:text-style-name="P6" draw:layer="layout" svg:width="1.682cm" svg:height="0.981cm" svg:x="1.903cm" svg:y="1.713cm" svg:viewBox="0 0 1683 982" svg:d="M1683 0c0 5-5 4-8 6-19 8-39 15-58 24-75 34-145 76-211 124-116 83-218 180-309 288-20 23-37 49-55 73-16 22-32 45-47 67-5 7-11 10-19 11-33 4-65 8-97 14-56 8-111 19-166 33-155 37-304 89-445 162-94 49-182 105-261 175-2 2-4 3-7 5-1-5 2-8 4-10 31-43 66-81 105-117 69-64 145-118 227-165 100-58 207-103 318-140 76-25 153-46 231-63 11-2 22-4 32-5 10-2 18-5 25-12 21-23 42-46 63-68 71-75 147-143 229-204 54-39 109-75 168-106 63-32 128-59 196-77 28-7 56-13 85-15z">
          <text:p/>
        </draw:path>
        <draw:path draw:style-name="gr6" draw:text-style-name="P6" draw:layer="layout" svg:width="1.4cm" svg:height="0.463cm" svg:x="2.14cm" svg:y="2.158cm" svg:viewBox="0 0 1401 464" svg:d="M0 463c3-3 6-7 10-10 44-38 94-69 146-96 66-33 135-57 207-75 49-12 98-21 149-28 81-12 163-17 245-15 8 0 14-1 21-6 11-8 24-16 35-24 71-50 145-94 224-130 63-29 129-52 198-65 41-9 82-13 124-14 14 0 28 2 42 4-2 1-5 1-7 2-3 0-6 1-9 2-64 10-124 28-183 52-104 41-200 98-290 165-24 18-46 38-68 58-17 16-34 32-51 48-5 0-10 0-14 0-46-5-92-7-138-8-44 0-88 1-132 4-28 3-56 4-85 8-33 4-66 9-99 16-68 13-134 30-198 56-39 14-77 31-113 51-4 2-8 4-12 6-1 0-2-1-2-1z">
          <text:p/>
        </draw:path>
        <draw:path draw:style-name="gr6" draw:text-style-name="P6" draw:layer="layout" svg:width="0.005cm" svg:height="0.001cm" svg:x="3.585cm" svg:y="1.712cm" svg:viewBox="0 0 6 2" svg:d="M0 2c2 0 4-2 6-2v2c-2 0-4 0-6 0z">
          <text:p/>
        </draw:path>
        <draw:frame draw:style-name="gr7" draw:text-style-name="P8" draw:layer="layout" svg:width="3.198cm" svg:height="0.552cm" svg:x="0.993cm" svg:y="2.244cm">
          <draw:text-box>
            <text:p text:style-name="P7"><text:span text:style-name="T1">BLADE CLUB</text:span></text:p>
          </draw:text-box>
        </draw:frame>
        <draw:frame draw:style-name="gr8" draw:text-style-name="P9" draw:layer="layout" svg:width="0.497cm" svg:height="0.23cm" svg:x="2.327cm" svg:y="2.804cm">
          <draw:text-box>
            <text:p text:style-name="P7"><text:span text:style-name="T2">Z L Í N</text:span></text:p>
          </draw:text-box>
        </draw:frame>
        <draw:frame draw:style-name="gr9" draw:text-style-name="P10" draw:layer="layout" svg:width="2.927cm" svg:height="0.708cm" svg:x="6.063cm" svg:y="2.589cm">
          <draw:text-box>
            <text:p text:style-name="P7"><text:span text:style-name="T3">UDĚLUJE</text:span></text:p>
          </draw:text-box>
        </draw:frame>
        <draw:line draw:style-name="gr10" draw:text-style-name="P11" draw:layer="layout" svg:x1="21.205cm" svg:y1="16.03cm" svg:x2="24.507cm" svg:y2="16.03cm">
          <text:p/>
        </draw:line>
        <draw:frame draw:style-name="gr11" draw:text-style-name="P10" draw:layer="layout" svg:width="2.982cm" svg:height="0.708cm" svg:x="5.881cm" svg:y="1.44cm">
          <draw:text-box>
            <text:p text:style-name="P7"><text:span text:style-name="T3">JIU-JITSU</text:span></text:p>
          </draw:text-box>
        </draw:frame>
        <draw:frame draw:style-name="gr12" draw:text-style-name="P12" draw:layer="layout" svg:width="1.412cm" svg:height="0.441cm" svg:x="22.274cm" svg:y="16.189cm">
          <draw:text-box>
            <text:p text:style-name="P7"><text:span text:style-name="T4">Datum</text:span></text:p>
          </draw:text-box>
        </draw:frame>
        <draw:line draw:style-name="gr10" draw:text-style-name="P11" draw:layer="layout" svg:x1="14.783cm" svg:y1="18.841cm" svg:x2="19.356cm" svg:y2="18.841cm">
          <text:p/>
        </draw:line>
        <draw:frame draw:style-name="gr13" draw:text-style-name="P12" draw:layer="layout" svg:width="1.005cm" svg:height="0.441cm" svg:x="22.432cm" svg:y="16.642cm">
          <draw:text-box>
            <text:p text:style-name="P7"><text:span text:style-name="T4">Date</text:span></text:p>
          </draw:text-box>
        </draw:frame>
        <draw:frame draw:style-name="gr14" draw:text-style-name="P12" draw:layer="layout" svg:width="3.77cm" svg:height="0.441cm" svg:x="15.305cm" svg:y="19.067cm">
          <draw:text-box>
            <text:p text:style-name="P7"><text:span text:style-name="T4">Zkušební komisař</text:span></text:p>
          </draw:text-box>
        </draw:frame>
        <draw:line draw:style-name="gr10" draw:text-style-name="P11" draw:layer="layout" svg:x1="20.581cm" svg:y1="18.841cm" svg:x2="25.109cm" svg:y2="18.841cm">
          <text:p/>
        </draw:line>
        <draw:frame draw:style-name="gr15" draw:text-style-name="P12" draw:layer="layout" svg:width="5.201cm" svg:height="0.441cm" svg:x="14.652cm" svg:y="19.521cm">
          <draw:text-box>
            <text:p text:style-name="P7"><text:span text:style-name="T4">Examining commissiarry</text:span></text:p>
          </draw:text-box>
        </draw:frame>
        <draw:frame draw:style-name="gr16" draw:text-style-name="P12" draw:layer="layout" svg:width="1.831cm" svg:height="0.441cm" svg:x="22.013cm" svg:y="19.161cm">
          <draw:text-box>
            <text:p text:style-name="P7"><text:span text:style-name="T4">Přísedící</text:span></text:p>
          </draw:text-box>
        </draw:frame>
        <draw:line draw:style-name="gr10" draw:text-style-name="P11" draw:layer="layout" svg:x1="1.421cm" svg:y1="14.549cm" svg:x2="15.991cm" svg:y2="14.549cm">
          <text:p/>
        </draw:line>
        <draw:frame draw:style-name="gr17" draw:text-style-name="P12" draw:layer="layout" svg:width="2.114cm" svg:height="0.441cm" svg:x="21.938cm" svg:y="19.615cm">
          <draw:text-box>
            <text:p text:style-name="P7"><text:span text:style-name="T4">Assessors</text:span></text:p>
          </draw:text-box>
        </draw:frame>
        <draw:frame draw:style-name="gr18" draw:text-style-name="P12" draw:layer="layout" svg:width="1.314cm" svg:height="0.441cm" svg:x="1.847cm" svg:y="14.743cm">
          <draw:text-box>
            <text:p text:style-name="P7"><text:span text:style-name="T4">Jméno</text:span></text:p>
          </draw:text-box>
        </draw:frame>
        <draw:frame draw:style-name="gr19" draw:text-style-name="P12" draw:layer="layout" svg:width="1.217cm" svg:height="0.441cm" svg:x="1.927cm" svg:y="15.197cm">
          <draw:text-box>
            <text:p text:style-name="P7"><text:span text:style-name="T4">Name</text:span></text:p>
          </draw:text-box>
        </draw:frame>
        <draw:frame draw:style-name="gr20" draw:text-style-name="P12" draw:layer="layout" svg:width="1.772cm" svg:height="0.441cm" svg:x="4.874cm" svg:y="14.739cm">
          <draw:text-box>
            <text:p text:style-name="P7"><text:span text:style-name="T4">Příjmení</text:span></text:p>
          </draw:text-box>
        </draw:frame>
        <draw:frame draw:style-name="gr21" draw:text-style-name="P12" draw:layer="layout" svg:width="1.894cm" svg:height="0.441cm" svg:x="4.86cm" svg:y="15.193cm">
          <draw:text-box>
            <text:p text:style-name="P7"><text:span text:style-name="T4">Surname</text:span></text:p>
          </draw:text-box>
        </draw:frame>
        <draw:frame draw:style-name="gr22" draw:text-style-name="P12" draw:layer="layout" svg:width="3.38cm" svg:height="0.441cm" svg:x="8.161cm" svg:y="14.707cm">
          <draw:text-box>
            <text:p text:style-name="P7"><text:span text:style-name="T4">Datum narození</text:span></text:p>
          </draw:text-box>
        </draw:frame>
        <draw:frame draw:style-name="gr23" draw:text-style-name="P12" draw:layer="layout" svg:width="2.728cm" svg:height="0.441cm" svg:x="8.417cm" svg:y="15.161cm">
          <draw:text-box>
            <text:p text:style-name="P7"><text:span text:style-name="T4">Date of birth</text:span></text:p>
          </draw:text-box>
        </draw:frame>
        <draw:frame draw:style-name="gr24" draw:text-style-name="P12" draw:layer="layout" svg:width="2.525cm" svg:height="0.441cm" svg:x="13.451cm" svg:y="14.738cm">
          <draw:text-box>
            <text:p text:style-name="P7"><text:span text:style-name="T4">Oddíl (klub)</text:span></text:p>
          </draw:text-box>
        </draw:frame>
        <draw:path draw:style-name="gr2" draw:text-style-name="P2" draw:layer="layout" svg:width="0.538cm" svg:height="0.25cm" svg:x="18.479cm" svg:y="4.335cm" svg:viewBox="0 0 539 251" svg:d="M0 99c141-17 313-43 467-99l72 63c-149 96-365 159-515 188z">
          <text:p/>
        </draw:path>
        <draw:path draw:style-name="gr2" draw:text-style-name="P2" draw:layer="layout" svg:width="0.896cm" svg:height="1.086cm" svg:x="18.544cm" svg:y="3.74cm" svg:viewBox="0 0 897 1087" svg:d="M0 946c377-146 908-462 812-946l81 87c53 480-447 817-832 1000z">
          <text:p/>
        </draw:path>
        <draw:path draw:style-name="gr2" draw:text-style-name="P2" draw:layer="layout" svg:width="1.767cm" svg:height="1.739cm" svg:x="19.333cm" svg:y="4.988cm" svg:viewBox="0 0 1768 1740" svg:d="M412 0c-170 705 757 1424 1356 1552-8 58-17 130-25 188-755-70-1794-893-1741-1740z">
          <text:p/>
        </draw:path>
        <draw:path draw:style-name="gr2" draw:text-style-name="P2" draw:layer="layout" svg:width="0.479cm" svg:height="0.623cm" svg:x="18.844cm" svg:y="3.754cm" svg:viewBox="0 0 480 624" svg:d="M173 624c-50-50-108-93-173-119l471-505c48 255-101 469-298 624z">
          <text:p/>
        </draw:path>
        <draw:path draw:style-name="gr2" draw:text-style-name="P2" draw:layer="layout" svg:width="0.534cm" svg:height="1.06cm" svg:x="19.144cm" svg:y="3.867cm" svg:viewBox="0 0 535 1061" svg:d="M340 0c170 309 237 715 168 1061-110 0-221 0-332 0-36-140-96-274-176-394 197-174 349-394 340-667z">
          <text:p/>
        </draw:path>
        <draw:path draw:style-name="gr2" draw:text-style-name="P2" draw:layer="layout" svg:width="0.237cm" svg:height="0.569cm" svg:x="18.941cm" svg:y="3.347cm" svg:viewBox="0 0 238 570" svg:d="M163 570c-52-170-115-382-163-531 58-15 105-26 163-39 24 152 50 327 75 490z">
          <text:p/>
        </draw:path>
        <draw:path draw:style-name="gr2" draw:text-style-name="P2" draw:layer="layout" svg:width="0.988cm" svg:height="1.528cm" svg:x="18.305cm" svg:y="4.989cm" svg:viewBox="0 0 989 1529" svg:d="M0 1529c57-618 416-1239 976-1529-6 84-1 168 13 251-381 313-587 788-579 1278z">
          <text:p/>
        </draw:path>
        <draw:path draw:style-name="gr2" draw:text-style-name="P2" draw:layer="layout" svg:width="0.538cm" svg:height="0.25cm" svg:x="18.347cm" svg:y="4.499cm" svg:viewBox="0 0 539 251" svg:d="M539 98c-140-17-311-42-467-98l-72 62c150 97 366 160 515 189z">
          <text:p/>
        </draw:path>
        <draw:path draw:style-name="gr2" draw:text-style-name="P2" draw:layer="layout" svg:width="0.896cm" svg:height="1.087cm" svg:x="17.925cm" svg:y="3.904cm" svg:viewBox="0 0 897 1088" svg:d="M897 945c-377-146-908-461-812-945l-81 86c-53 480 447 817 832 1002z">
          <text:p/>
        </draw:path>
        <draw:path draw:style-name="gr2" draw:text-style-name="P2" draw:layer="layout" svg:width="1.767cm" svg:height="1.74cm" svg:x="16.266cm" svg:y="5.152cm" svg:viewBox="0 0 1768 1741" svg:d="M1356 0c170 705-756 1425-1356 1552 9 58 17 131 25 189 756-71 1794-894 1741-1741z">
          <text:p/>
        </draw:path>
        <draw:path draw:style-name="gr2" draw:text-style-name="P2" draw:layer="layout" svg:width="0.479cm" svg:height="0.623cm" svg:x="18.041cm" svg:y="3.918cm" svg:viewBox="0 0 480 624" svg:d="M307 624c50-50 108-93 173-119l-471-505c-48 256 101 469 298 624z">
          <text:p/>
        </draw:path>
        <draw:path draw:style-name="gr2" draw:text-style-name="P2" draw:layer="layout" svg:width="0.533cm" svg:height="1.06cm" svg:x="17.687cm" svg:y="4.031cm" svg:viewBox="0 0 534 1061" svg:d="M195 0c-171 309-237 715-169 1061 110 0 222 0 332 0 36-139 96-273 176-394-197-174-348-393-339-667z">
          <text:p/>
        </draw:path>
        <draw:path draw:style-name="gr2" draw:text-style-name="P2" draw:layer="layout" svg:width="0.237cm" svg:height="0.569cm" svg:x="18.186cm" svg:y="3.511cm" svg:viewBox="0 0 238 570" svg:d="M75 570c53-170 115-380 163-531-57-15-104-26-163-39-23 152-50 329-75 491z">
          <text:p/>
        </draw:path>
        <draw:path draw:style-name="gr2" draw:text-style-name="P2" draw:layer="layout" svg:width="0.988cm" svg:height="1.528cm" svg:x="18.071cm" svg:y="5.153cm" svg:viewBox="0 0 989 1529" svg:d="M989 1529c-57-618-416-1237-976-1529 6 85 1 169-13 252 382 312 587 787 579 1277z">
          <text:p/>
        </draw:path>
        <draw:polygon draw:style-name="gr35" draw:text-style-name="P21" draw:layer="layout" svg:width="3.83cm" svg:height="5.276cm" svg:x="21.949cm" svg:y="6.338cm" svg:viewBox="0 0 3831 5277" draw:points="0,0 0,5277 3831,2894">
          <text:p/>
        </draw:polygon>
        <draw:polygon draw:style-name="gr34" draw:text-style-name="P20" draw:layer="layout" svg:width="7.75cm" svg:height="8.17cm" svg:x="21.949cm" svg:y="1.061cm" svg:viewBox="0 0 7751 8171" draw:points="7751,0 0,5278 3830,8171 7751,5873">
          <text:p/>
        </draw:polygon>
        <draw:polygon draw:style-name="gr36" draw:text-style-name="P22" draw:layer="layout" svg:width="3.92cm" svg:height="5.334cm" svg:x="25.779cm" svg:y="6.933cm" svg:viewBox="0 0 3921 5335" draw:points="0,2299 3921,0 3921,5335">
          <text:p/>
        </draw:polygon>
        <draw:frame draw:style-name="gr26" draw:text-style-name="P11" draw:layer="layout" svg:width="3.537cm" svg:height="3.525cm" svg:x="10.265cm" svg:y="0.586cm">
          <draw:image xlink:href="Pictures/10000001000002AC000002BA00F55CEDD6E24B49.png" xlink:type="simple" xlink:show="embed" xlink:actuate="onLoad" draw:mime-type="image/png">
            <text:p/>
          </draw:image>
        </draw:frame>
        <draw:path draw:style-name="gr1" draw:text-style-name="P1" draw:layer="layout" svg:width="7.215cm" svg:height="14.092cm" svg:x="4.949cm" svg:y="4.952cm" svg:viewBox="0 0 7216 14093" svg:d="M5100 2097c-150 162-309 280-465 355-117 55-154 29-147-96 6-123 51-152 116-164zM3436 7492c11-270 554-320 584 57 21 271-82 596-121 992-19 190-18 350 190 281 477-161 632-83 319 357l-532 615 53 874c72-204 116-541 167-844 66-224 185-286 441-114 29 19 35 95 69 95s105-80 136-95c518-244 375-313 532-501 281-336 316-584 59-349-183 166-348 343-454 220-134-156-74-340 53-456 292-265 541-433 783-486 274-60 482-35 601 122 110 144-16 368-213 584l-472 517c198-56 396-111 594-167 119-172 224-183 357-167 193 23 332-11 417 38 96 91 162 179 198 273 67 177-52 260-243 296l-1217 259c-8 107 28 155 76 152 107-8 144 51 161 273 6 80-34 355 76 1626 50 578 53 1119 8 1572-97 963-874 514-1392 129-559-416-547-568-304-577 329-12 610 335 1026 312 70-801 39-1487-68-2105-46-259-107-516-160-775-67-217-125-144-243 23-103 147-284 145-471 53-37-46-87-29-129 61l-129 274c185 93 371 184 509 326 237 245 182 547 61 511-218-64-411-183-610-322-161-113-247 17-188 290l182 851c104 346-47 492-364 440-360-59-302-270-525-448-248-198-367-125-372-539-6-515-51-997-121-1307-57-250 24-364 159-387 151-26 287 32 296 212 46 831-157 1312 251 1649 26-396 42-821 19-1264-12-241-45-475-72-742-8-78-53-57-167-38-103 18-208-16-312-60-80 73-166 133-258 182-20 237-64 444-144 608 236 654 294 1428 60 2370-89 362-553 348-583-24-35-432 147-772 82-1283-525 802-1161 1459-1922 1952-44 29-92-8-137-60-60-72-32-160 54-266 348-433 662-870 923-1318 234-401 422-811 596-1219l440-1033c51-118 128-172 244-183 505-49 934-240 1230-646-58-618-102-1202-83-1671zM1727 9032l-96-147c230-415 398-845 581-1328 164-432 550-357 600-57 108 654-445 1147-1085 1532zM4399 6907c-168 154-133 252 62 309 78 22 119 60 167 111 84 92 199 44 283-54 53-61 110-95 161-140 96-83 71-216-115-327-178-107-390-53-558 101zM4867 4369c-303-3-321 164-41 484 209 239 435 469 680 562 141 54 250 61 327 34 199-70 196-367 36-708-61-132-179-207-310-263-217-94-484-115-692-109zM3514 4480l141 919c26 174 36 385-5 648-374-151-717-277-967-295 37-318 125-675 227-1045 208-49 409-126 604-227zM1715 1348l-10-248c1097-363 2197-859 3063-1070 457-112 669 109 843 267 157 144 159 326 30 476l-922 823c499-113 917-151 1200-40 351 138 401 376 129 646-311 305-665 530-992 773-144 107-371 129-684 129-196-1-307 125-347 376-41 253 108 207 327 189 291-24 609 36 922-70 449-151 744-335 1111-248 195 47 362 159 525 278 106 77 141 253 125 519-13 206-112 146-283 66-380-179-855-170-1399-78-271 46-541 56-800 41-64-3-53-2-60 61-107 895-146 2146-220 2742-508-117-1121-399-1739-806-104-68-130-34-184 42-137 191-292 322-466 387-181 67-245-29-159-248 117-297 411-649 377-882l10-268-1121 317c-293 84-320-235-109-366 831-516 1661-863 2469-1150-113-114 41-446 109-754-224 261-446 477-676 655-270 209-404 163-276-139l278-654c-659 253-1216 379-1676 436-274 34-324-247-59-367 873-395 1749-778 2617-1181-536-61-609-302-325-421 285-119 578-188 852-413 179-147 193-370 16-340-346 56-566 417-841 600-133 88-268 124-376 108z">
          <text:p/>
        </draw:path>
        <draw:path draw:style-name="gr2" draw:text-style-name="P2" draw:layer="layout" svg:width="11.064cm" svg:height="4.233cm" svg:x="3.164cm" svg:y="7.765cm" svg:viewBox="0 0 11065 4234" svg:d="M2219 1091c0-601-436-958-1105-958-677 0-1114 343-1114 1012v191h691v-191c0-272 165-410 423-410 250 0 415 138 415 374 0 134-76 299-236 437l-1293 1149v603h2219v-603h-1314l864-748c263-228 450-499 450-856zM2755 3298h735v-736h-735zM4025 3298h646v-870h370c223 0 365 102 365 321v549h646v-505c0-445-213-730-570-855l481-958h-713l-414 891h-165v-1871h-646zM7879 980v1350c0 218-147 321-365 321-227 0-370-103-370-321v-1350h-646v1305c0 612 321 924 820 924 227 0 419-67 561-201v348c0 218-147 321-370 321-222 0-365-103-365-321v-49h-646v4c0 611 401 923 1011 923 615 0 1016-312 1016-923v-2331zM9038 980v1439c0 612 401 923 1011 923 615 0 1016-311 1016-923v-1439h-646v1484c0 218-147 320-370 320s-365-102-365-320v-1484z">
          <text:p/>
        </draw:path>
        <draw:path draw:style-name="gr2" draw:text-style-name="P2" draw:layer="layout" svg:width="0.538cm" svg:height="0.25cm" svg:x="2.736cm" svg:y="17.816cm" svg:viewBox="0 0 539 251" svg:d="M0 99c141-17 313-43 467-99l72 63c-149 96-366 159-515 188z">
          <text:p/>
        </draw:path>
        <draw:path draw:style-name="gr2" draw:text-style-name="P2" draw:layer="layout" svg:width="0.896cm" svg:height="1.087cm" svg:x="2.801cm" svg:y="17.221cm" svg:viewBox="0 0 897 1088" svg:d="M0 946c378-146 908-462 812-946l81 86c53 481-446 818-832 1002z">
          <text:p/>
        </draw:path>
        <draw:path draw:style-name="gr2" draw:text-style-name="P2" draw:layer="layout" svg:width="1.766cm" svg:height="1.74cm" svg:x="3.591cm" svg:y="18.469cm" svg:viewBox="0 0 1767 1741" svg:d="M412 0c-171 706 756 1424 1355 1552-8 59-16 131-25 189-754-70-1794-894-1740-1741z">
          <text:p/>
        </draw:path>
        <draw:path draw:style-name="gr2" draw:text-style-name="P2" draw:layer="layout" svg:width="0.48cm" svg:height="0.622cm" svg:x="3.101cm" svg:y="17.236cm" svg:viewBox="0 0 481 623" svg:d="M174 623c-51-50-108-93-174-119l472-504c48 255-102 467-298 623z">
          <text:p/>
        </draw:path>
        <draw:path draw:style-name="gr2" draw:text-style-name="P2" draw:layer="layout" svg:width="0.534cm" svg:height="1.059cm" svg:x="3.401cm" svg:y="17.349cm" svg:viewBox="0 0 535 1060" svg:d="M340 0c170 309 237 715 168 1060-110 0-220 0-331 0-36-139-96-273-177-393 198-173 349-393 340-667z">
          <text:p/>
        </draw:path>
        <draw:path draw:style-name="gr2" draw:text-style-name="P2" draw:layer="layout" svg:width="0.237cm" svg:height="0.569cm" svg:x="3.198cm" svg:y="16.828cm" svg:viewBox="0 0 238 570" svg:d="M162 570c-52-170-114-381-162-531 58-14 105-26 162-39 24 153 50 328 76 490z">
          <text:p/>
        </draw:path>
        <draw:path draw:style-name="gr2" draw:text-style-name="P2" draw:layer="layout" svg:width="0.988cm" svg:height="1.528cm" svg:x="2.562cm" svg:y="18.47cm" svg:viewBox="0 0 989 1529" svg:d="M0 1529c58-618 416-1238 976-1529-5 85-1 169 13 252-381 311-586 787-579 1277z">
          <text:p/>
        </draw:path>
        <draw:path draw:style-name="gr2" draw:text-style-name="P2" draw:layer="layout" svg:width="0.538cm" svg:height="0.251cm" svg:x="2.604cm" svg:y="17.98cm" svg:viewBox="0 0 539 252" svg:d="M539 99c-140-17-312-43-467-99l-72 63c150 97 366 159 515 189z">
          <text:p/>
        </draw:path>
        <draw:path draw:style-name="gr2" draw:text-style-name="P2" draw:layer="layout" svg:width="0.897cm" svg:height="1.086cm" svg:x="2.182cm" svg:y="17.386cm" svg:viewBox="0 0 898 1087" svg:d="M898 946c-378-146-909-463-812-946l-82 86c-53 481 447 818 833 1001z">
          <text:p/>
        </draw:path>
        <draw:path draw:style-name="gr2" draw:text-style-name="P2" draw:layer="layout" svg:width="1.766cm" svg:height="1.74cm" svg:x="0.524cm" svg:y="18.633cm" svg:viewBox="0 0 1767 1741" svg:d="M1355 0c171 706-756 1425-1355 1553 8 58 16 130 24 188 756-70 1794-894 1741-1741z">
          <text:p/>
        </draw:path>
        <draw:path draw:style-name="gr2" draw:text-style-name="P2" draw:layer="layout" svg:width="0.479cm" svg:height="0.622cm" svg:x="2.298cm" svg:y="17.4cm" svg:viewBox="0 0 480 623" svg:d="M307 623c51-50 109-92 173-118l-471-505c-48 255 102 469 298 623z">
          <text:p/>
        </draw:path>
        <draw:path draw:style-name="gr2" draw:text-style-name="P2" draw:layer="layout" svg:width="0.533cm" svg:height="1.06cm" svg:x="1.944cm" svg:y="17.513cm" svg:viewBox="0 0 534 1061" svg:d="M194 0c-170 309-236 714-168 1061 110 0 221 0 331 0 36-141 96-275 177-394-198-174-349-394-340-667z">
          <text:p/>
        </draw:path>
        <draw:path draw:style-name="gr2" draw:text-style-name="P2" draw:layer="layout" svg:width="0.236cm" svg:height="0.569cm" svg:x="2.444cm" svg:y="16.993cm" svg:viewBox="0 0 237 570" svg:d="M75 570c53-170 114-382 162-532-57-14-104-25-162-38-23 152-51 327-75 490z">
          <text:p/>
        </draw:path>
        <draw:path draw:style-name="gr2" draw:text-style-name="P2" draw:layer="layout" svg:width="0.988cm" svg:height="1.527cm" svg:x="2.329cm" svg:y="18.635cm" svg:viewBox="0 0 989 1528" svg:d="M989 1528c-58-618-417-1238-976-1528 5 84 0 168-13 251 381 313 586 788 578 1277z">
          <text:p/>
        </draw:path>
        <draw:frame draw:style-name="gr27" draw:text-style-name="P12" draw:layer="layout" svg:width="2.534cm" svg:height="0.441cm" svg:x="13.449cm" svg:y="15.192cm">
          <draw:text-box>
            <text:p text:style-name="P7"><text:span text:style-name="T4">Team (club)</text:span></text:p>
          </draw:text-box>
        </draw:frame>
      </draw:page>
      <draw:page draw:name="page5" draw:style-name="dp1" draw:master-page-name="master-page3">
        <draw:polygon draw:style-name="gr37" draw:text-style-name="P23" draw:layer="layout" svg:width="7.75cm" svg:height="7.575cm" svg:x="21.949cm" svg:y="9.231cm" svg:viewBox="0 0 7751 7576" draw:points="0,2384 7751,7576 7751,3037 3830,0">
          <text:p/>
        </draw:polygon>
        <draw:polygon draw:style-name="gr38" draw:text-style-name="P24" draw:layer="layout" svg:width="15.466cm" svg:height="4.239cm" svg:x="14.233cm" svg:y="-0.001cm" svg:viewBox="0 0 15467 4240" draw:points="0,0 10801,4240 15467,1062 15467,0">
          <text:p/>
        </draw:polygon>
        <draw:polygon draw:style-name="gr39" draw:text-style-name="P25" draw:layer="layout" svg:width="13.248cm" svg:height="4.268cm" svg:x="11.822cm" svg:y="-0.001cm" svg:viewBox="0 0 13249 4269" draw:points="0,0 13212,4240 13249,4269 2411,0">
          <text:p/>
        </draw:polygon>
        <draw:polygon draw:style-name="gr38" draw:text-style-name="P24" draw:layer="layout" svg:width="4.889cm" svg:height="4.985cm" svg:x="24.811cm" svg:y="16.015cm" svg:viewBox="0 0 4890 4986" draw:points="4889,791 4890,4986 0,4986 3709,0">
          <text:p/>
        </draw:polygon>
        <draw:polygon draw:style-name="gr39" draw:text-style-name="P25" draw:layer="layout" svg:width="3.708cm" svg:height="5.34cm" svg:x="24.811cm" svg:y="15.66cm" svg:viewBox="0 0 3709 5341" draw:points="3709,355 3179,0 0,5341 14,5335">
          <text:p/>
        </draw:polygon>
        <draw:path draw:style-name="gr2" draw:text-style-name="P2" draw:layer="layout" svg:width="3.539cm" svg:height="3.538cm" svg:x="0.819cm" svg:y="0.586cm" svg:viewBox="0 0 3540 3539" svg:d="M1770 0c977 0 1770 792 1770 1770 0 977-793 1769-1770 1769-978 0-1770-792-1770-1769 0-978 792-1770 1770-1770z">
          <text:p/>
        </draw:path>
        <draw:path draw:style-name="gr6" draw:text-style-name="P6" draw:layer="layout" svg:width="2.008cm" svg:height="2.307cm" svg:x="1.584cm" svg:y="1.078cm" svg:viewBox="0 0 2009 2308" svg:d="M2009 2c-3 2-5 3-8 5-73 40-141 89-204 144-87 75-164 159-234 250-89 116-165 240-231 371-18 38-33 77-48 116-16 41-31 82-47 123-1 3-2 6-4 10-5 1-10 2-15 3-81 18-162 38-240 66-182 63-347 155-492 282-84 73-157 155-215 249-30 47-57 96-77 148-23 59-38 118-47 180-7 54-8 108-4 163 4 61 16 121 35 179 1 5 3 10 4 15 0 0 0 1 0 2-4 0-6-3-9-6-42-44-79-92-108-146-22-40-37-81-48-124-16-58-20-116-16-175 4-60 17-117 37-173 30-82 74-157 126-226 66-87 143-163 227-232 97-79 203-147 314-207 98-52 200-97 304-136 8-3 16-7 25-10 19-6 37-13 56-19 3-1 6-2 9-2 12-2 20-9 27-20 20-32 38-65 56-98 17-30 35-61 54-91 64-102 135-199 217-288 58-64 120-124 188-176 76-57 155-108 243-143 37-15 75-27 114-35 3-1 6-1 9-1 1 0 1 1 2 2z">
          <text:p/>
        </draw:path>
        <draw:path draw:style-name="gr6" draw:text-style-name="P6" draw:layer="layout" svg:width="1.682cm" svg:height="0.981cm" svg:x="1.903cm" svg:y="1.713cm" svg:viewBox="0 0 1683 982" svg:d="M1683 0c0 5-5 4-8 6-19 8-39 15-58 24-75 34-145 76-211 124-116 83-218 180-309 288-20 23-37 49-55 73-16 22-32 45-47 67-5 7-11 10-19 11-33 4-65 8-97 14-56 8-111 19-166 33-155 37-304 89-445 162-94 49-182 105-261 175-2 2-4 3-7 5-1-5 2-8 4-10 31-43 66-81 105-117 69-64 145-118 227-165 100-58 207-103 318-140 76-25 153-46 231-63 11-2 22-4 32-5 10-2 18-5 25-12 21-23 42-46 63-68 71-75 147-143 229-204 54-39 109-75 168-106 63-32 128-59 196-77 28-7 56-13 85-15z">
          <text:p/>
        </draw:path>
        <draw:path draw:style-name="gr6" draw:text-style-name="P6" draw:layer="layout" svg:width="1.4cm" svg:height="0.463cm" svg:x="2.14cm" svg:y="2.158cm" svg:viewBox="0 0 1401 464" svg:d="M0 463c3-3 6-7 10-10 44-38 94-69 146-96 66-33 135-57 207-75 49-12 98-21 149-28 81-12 163-17 245-15 8 0 14-1 21-6 11-8 24-16 35-24 71-50 145-94 224-130 63-29 129-52 198-65 41-9 82-13 124-14 14 0 28 2 42 4-2 1-5 1-7 2-3 0-6 1-9 2-64 10-124 28-183 52-104 41-200 98-290 165-24 18-46 38-68 58-17 16-34 32-51 48-5 0-10 0-14 0-46-5-92-7-138-8-44 0-88 1-132 4-28 3-56 4-85 8-33 4-66 9-99 16-68 13-134 30-198 56-39 14-77 31-113 51-4 2-8 4-12 6-1 0-2-1-2-1z">
          <text:p/>
        </draw:path>
        <draw:path draw:style-name="gr6" draw:text-style-name="P6" draw:layer="layout" svg:width="0.005cm" svg:height="0.001cm" svg:x="3.585cm" svg:y="1.712cm" svg:viewBox="0 0 6 2" svg:d="M0 2c2 0 4-2 6-2v2c-2 0-4 0-6 0z">
          <text:p/>
        </draw:path>
        <draw:frame draw:style-name="gr7" draw:text-style-name="P8" draw:layer="layout" svg:width="3.198cm" svg:height="0.552cm" svg:x="0.993cm" svg:y="2.244cm">
          <draw:text-box>
            <text:p text:style-name="P7"><text:span text:style-name="T1">B</text:span><text:span text:style-name="T1">L</text:span><text:span text:style-name="T1">A</text:span><text:span text:style-name="T1">D</text:span><text:span text:style-name="T1">E </text:span><text:span text:style-name="T1">C</text:span><text:span text:style-name="T1">L</text:span><text:span text:style-name="T1">U</text:span><text:span text:style-name="T1">B</text:span></text:p>
          </draw:text-box>
        </draw:frame>
        <draw:frame draw:style-name="gr8" draw:text-style-name="P9" draw:layer="layout" svg:width="0.497cm" svg:height="0.23cm" svg:x="2.327cm" svg:y="2.804cm">
          <draw:text-box>
            <text:p text:style-name="P7"><text:span text:style-name="T2">Z L Í </text:span><text:span text:style-name="T2">N</text:span></text:p>
          </draw:text-box>
        </draw:frame>
        <draw:frame draw:style-name="gr9" draw:text-style-name="P10" draw:layer="layout" svg:width="2.927cm" svg:height="0.708cm" svg:x="6.063cm" svg:y="2.589cm">
          <draw:text-box>
            <text:p text:style-name="P7"><text:span text:style-name="T3">UDĚ</text:span><text:span text:style-name="T3">LUJE</text:span></text:p>
          </draw:text-box>
        </draw:frame>
        <draw:line draw:style-name="gr10" draw:text-style-name="P11" draw:layer="layout" svg:x1="21.205cm" svg:y1="16.03cm" svg:x2="24.507cm" svg:y2="16.03cm">
          <text:p/>
        </draw:line>
        <draw:frame draw:style-name="gr11" draw:text-style-name="P10" draw:layer="layout" svg:width="2.982cm" svg:height="0.708cm" svg:x="5.881cm" svg:y="1.44cm">
          <draw:text-box>
            <text:p text:style-name="P7"><text:span text:style-name="T3">JI</text:span><text:span text:style-name="T3">U</text:span><text:span text:style-name="T3">-</text:span><text:span text:style-name="T3">JI</text:span><text:span text:style-name="T3">T</text:span><text:span text:style-name="T3">S</text:span><text:span text:style-name="T3">U</text:span></text:p>
          </draw:text-box>
        </draw:frame>
        <draw:frame draw:style-name="gr12" draw:text-style-name="P12" draw:layer="layout" svg:width="1.412cm" svg:height="0.441cm" svg:x="22.274cm" svg:y="16.189cm">
          <draw:text-box>
            <text:p text:style-name="P7"><text:span text:style-name="T4">Datum</text:span></text:p>
          </draw:text-box>
        </draw:frame>
        <draw:line draw:style-name="gr10" draw:text-style-name="P11" draw:layer="layout" svg:x1="14.783cm" svg:y1="18.841cm" svg:x2="19.356cm" svg:y2="18.841cm">
          <text:p/>
        </draw:line>
        <draw:frame draw:style-name="gr13" draw:text-style-name="P12" draw:layer="layout" svg:width="1.005cm" svg:height="0.441cm" svg:x="22.432cm" svg:y="16.642cm">
          <draw:text-box>
            <text:p text:style-name="P7"><text:span text:style-name="T4">Date</text:span></text:p>
          </draw:text-box>
        </draw:frame>
        <draw:frame draw:style-name="gr14" draw:text-style-name="P12" draw:layer="layout" svg:width="3.77cm" svg:height="0.441cm" svg:x="15.305cm" svg:y="19.067cm">
          <draw:text-box>
            <text:p text:style-name="P7"><text:span text:style-name="T4">Zkušebn</text:span><text:span text:style-name="T4">í </text:span><text:span text:style-name="T4">komisař</text:span></text:p>
          </draw:text-box>
        </draw:frame>
        <draw:line draw:style-name="gr10" draw:text-style-name="P11" draw:layer="layout" svg:x1="20.581cm" svg:y1="18.841cm" svg:x2="25.109cm" svg:y2="18.841cm">
          <text:p/>
        </draw:line>
        <draw:frame draw:style-name="gr15" draw:text-style-name="P12" draw:layer="layout" svg:width="5.201cm" svg:height="0.441cm" svg:x="14.652cm" svg:y="19.521cm">
          <draw:text-box>
            <text:p text:style-name="P7"><text:span text:style-name="T4">Exam</text:span><text:span text:style-name="T4">ining </text:span><text:span text:style-name="T4">com</text:span><text:span text:style-name="T4">missi</text:span><text:span text:style-name="T4">arry</text:span></text:p>
          </draw:text-box>
        </draw:frame>
        <draw:frame draw:style-name="gr16" draw:text-style-name="P12" draw:layer="layout" svg:width="1.831cm" svg:height="0.441cm" svg:x="22.013cm" svg:y="19.161cm">
          <draw:text-box>
            <text:p text:style-name="P7"><text:span text:style-name="T4">Přísed</text:span><text:span text:style-name="T4">ící</text:span></text:p>
          </draw:text-box>
        </draw:frame>
        <draw:line draw:style-name="gr10" draw:text-style-name="P11" draw:layer="layout" svg:x1="1.421cm" svg:y1="14.549cm" svg:x2="15.991cm" svg:y2="14.549cm">
          <text:p/>
        </draw:line>
        <draw:frame draw:style-name="gr17" draw:text-style-name="P12" draw:layer="layout" svg:width="2.114cm" svg:height="0.441cm" svg:x="21.938cm" svg:y="19.615cm">
          <draw:text-box>
            <text:p text:style-name="P7"><text:span text:style-name="T4">Assessors</text:span></text:p>
          </draw:text-box>
        </draw:frame>
        <draw:frame draw:style-name="gr18" draw:text-style-name="P12" draw:layer="layout" svg:width="1.314cm" svg:height="0.441cm" svg:x="1.847cm" svg:y="14.743cm">
          <draw:text-box>
            <text:p text:style-name="P7"><text:span text:style-name="T4">Jméno</text:span></text:p>
          </draw:text-box>
        </draw:frame>
        <draw:frame draw:style-name="gr19" draw:text-style-name="P12" draw:layer="layout" svg:width="1.217cm" svg:height="0.441cm" svg:x="1.927cm" svg:y="15.197cm">
          <draw:text-box>
            <text:p text:style-name="P7"><text:span text:style-name="T4">Name</text:span></text:p>
          </draw:text-box>
        </draw:frame>
        <draw:frame draw:style-name="gr20" draw:text-style-name="P12" draw:layer="layout" svg:width="1.772cm" svg:height="0.441cm" svg:x="4.874cm" svg:y="14.739cm">
          <draw:text-box>
            <text:p text:style-name="P7"><text:span text:style-name="T4">Příjmení</text:span></text:p>
          </draw:text-box>
        </draw:frame>
        <draw:frame draw:style-name="gr21" draw:text-style-name="P12" draw:layer="layout" svg:width="1.894cm" svg:height="0.441cm" svg:x="4.86cm" svg:y="15.193cm">
          <draw:text-box>
            <text:p text:style-name="P7"><text:span text:style-name="T4">Surname</text:span></text:p>
          </draw:text-box>
        </draw:frame>
        <draw:frame draw:style-name="gr22" draw:text-style-name="P12" draw:layer="layout" svg:width="3.38cm" svg:height="0.441cm" svg:x="8.161cm" svg:y="14.707cm">
          <draw:text-box>
            <text:p text:style-name="P7"><text:span text:style-name="T4">Dat</text:span><text:span text:style-name="T4">um </text:span><text:span text:style-name="T4">naro</text:span><text:span text:style-name="T4">zení</text:span></text:p>
          </draw:text-box>
        </draw:frame>
        <draw:frame draw:style-name="gr23" draw:text-style-name="P12" draw:layer="layout" svg:width="2.728cm" svg:height="0.441cm" svg:x="8.417cm" svg:y="15.161cm">
          <draw:text-box>
            <text:p text:style-name="P7"><text:span text:style-name="T4">Date of birth</text:span></text:p>
          </draw:text-box>
        </draw:frame>
        <draw:frame draw:style-name="gr24" draw:text-style-name="P12" draw:layer="layout" svg:width="2.525cm" svg:height="0.441cm" svg:x="13.451cm" svg:y="14.738cm">
          <draw:text-box>
            <text:p text:style-name="P7"><text:span text:style-name="T4">Oddíl </text:span><text:span text:style-name="T4">(klub)</text:span></text:p>
          </draw:text-box>
        </draw:frame>
        <draw:path draw:style-name="gr2" draw:text-style-name="P2" draw:layer="layout" svg:width="0.538cm" svg:height="0.25cm" svg:x="18.479cm" svg:y="4.335cm" svg:viewBox="0 0 539 251" svg:d="M0 99c141-17 313-43 467-99l72 63c-149 96-365 159-515 188z">
          <text:p/>
        </draw:path>
        <draw:path draw:style-name="gr2" draw:text-style-name="P2" draw:layer="layout" svg:width="0.896cm" svg:height="1.086cm" svg:x="18.544cm" svg:y="3.74cm" svg:viewBox="0 0 897 1087" svg:d="M0 946c377-146 908-462 812-946l81 87c53 480-447 817-832 1000z">
          <text:p/>
        </draw:path>
        <draw:path draw:style-name="gr2" draw:text-style-name="P2" draw:layer="layout" svg:width="1.767cm" svg:height="1.739cm" svg:x="19.333cm" svg:y="4.988cm" svg:viewBox="0 0 1768 1740" svg:d="M412 0c-170 705 757 1424 1356 1552-8 58-17 130-25 188-755-70-1794-893-1741-1740z">
          <text:p/>
        </draw:path>
        <draw:path draw:style-name="gr2" draw:text-style-name="P2" draw:layer="layout" svg:width="0.479cm" svg:height="0.623cm" svg:x="18.844cm" svg:y="3.754cm" svg:viewBox="0 0 480 624" svg:d="M173 624c-50-50-108-93-173-119l471-505c48 255-101 469-298 624z">
          <text:p/>
        </draw:path>
        <draw:path draw:style-name="gr2" draw:text-style-name="P2" draw:layer="layout" svg:width="0.534cm" svg:height="1.06cm" svg:x="19.144cm" svg:y="3.867cm" svg:viewBox="0 0 535 1061" svg:d="M340 0c170 309 237 715 168 1061-110 0-221 0-332 0-36-140-96-274-176-394 197-174 349-394 340-667z">
          <text:p/>
        </draw:path>
        <draw:path draw:style-name="gr2" draw:text-style-name="P2" draw:layer="layout" svg:width="0.237cm" svg:height="0.569cm" svg:x="18.941cm" svg:y="3.347cm" svg:viewBox="0 0 238 570" svg:d="M163 570c-52-170-115-382-163-531 58-15 105-26 163-39 24 152 50 327 75 490z">
          <text:p/>
        </draw:path>
        <draw:path draw:style-name="gr2" draw:text-style-name="P2" draw:layer="layout" svg:width="0.988cm" svg:height="1.528cm" svg:x="18.305cm" svg:y="4.989cm" svg:viewBox="0 0 989 1529" svg:d="M0 1529c57-618 416-1239 976-1529-6 84-1 168 13 251-381 313-587 788-579 1278z">
          <text:p/>
        </draw:path>
        <draw:path draw:style-name="gr2" draw:text-style-name="P2" draw:layer="layout" svg:width="0.538cm" svg:height="0.25cm" svg:x="18.347cm" svg:y="4.499cm" svg:viewBox="0 0 539 251" svg:d="M539 98c-140-17-311-42-467-98l-72 62c150 97 366 160 515 189z">
          <text:p/>
        </draw:path>
        <draw:path draw:style-name="gr2" draw:text-style-name="P2" draw:layer="layout" svg:width="0.896cm" svg:height="1.087cm" svg:x="17.925cm" svg:y="3.904cm" svg:viewBox="0 0 897 1088" svg:d="M897 945c-377-146-908-461-812-945l-81 86c-53 480 447 817 832 1002z">
          <text:p/>
        </draw:path>
        <draw:path draw:style-name="gr2" draw:text-style-name="P2" draw:layer="layout" svg:width="1.767cm" svg:height="1.74cm" svg:x="16.266cm" svg:y="5.152cm" svg:viewBox="0 0 1768 1741" svg:d="M1356 0c170 705-756 1425-1356 1552 9 58 17 131 25 189 756-71 1794-894 1741-1741z">
          <text:p/>
        </draw:path>
        <draw:path draw:style-name="gr2" draw:text-style-name="P2" draw:layer="layout" svg:width="0.479cm" svg:height="0.623cm" svg:x="18.041cm" svg:y="3.918cm" svg:viewBox="0 0 480 624" svg:d="M307 624c50-50 108-93 173-119l-471-505c-48 256 101 469 298 624z">
          <text:p/>
        </draw:path>
        <draw:path draw:style-name="gr2" draw:text-style-name="P2" draw:layer="layout" svg:width="0.533cm" svg:height="1.06cm" svg:x="17.687cm" svg:y="4.031cm" svg:viewBox="0 0 534 1061" svg:d="M195 0c-171 309-237 715-169 1061 110 0 222 0 332 0 36-139 96-273 176-394-197-174-348-393-339-667z">
          <text:p/>
        </draw:path>
        <draw:path draw:style-name="gr2" draw:text-style-name="P2" draw:layer="layout" svg:width="0.237cm" svg:height="0.569cm" svg:x="18.186cm" svg:y="3.511cm" svg:viewBox="0 0 238 570" svg:d="M75 570c53-170 115-380 163-531-57-15-104-26-163-39-23 152-50 329-75 491z">
          <text:p/>
        </draw:path>
        <draw:path draw:style-name="gr2" draw:text-style-name="P2" draw:layer="layout" svg:width="0.988cm" svg:height="1.528cm" svg:x="18.071cm" svg:y="5.153cm" svg:viewBox="0 0 989 1529" svg:d="M989 1529c-57-618-416-1237-976-1529 6 85 1 169-13 252 382 312 587 787 579 1277z">
          <text:p/>
        </draw:path>
        <draw:polygon draw:style-name="gr38" draw:text-style-name="P24" draw:layer="layout" svg:width="3.83cm" svg:height="5.276cm" svg:x="21.949cm" svg:y="6.338cm" svg:viewBox="0 0 3831 5277" draw:points="0,0 0,5277 3831,2894">
          <text:p/>
        </draw:polygon>
        <draw:polygon draw:style-name="gr37" draw:text-style-name="P23" draw:layer="layout" svg:width="7.75cm" svg:height="8.17cm" svg:x="21.949cm" svg:y="1.061cm" svg:viewBox="0 0 7751 8171" draw:points="7751,0 0,5278 3830,8171 7751,5873">
          <text:p/>
        </draw:polygon>
        <draw:polygon draw:style-name="gr39" draw:text-style-name="P25" draw:layer="layout" svg:width="3.92cm" svg:height="5.334cm" svg:x="25.779cm" svg:y="6.933cm" svg:viewBox="0 0 3921 5335" draw:points="0,2299 3921,0 3921,5335">
          <text:p/>
        </draw:polygon>
        <draw:frame draw:style-name="gr26" draw:text-style-name="P11" draw:layer="layout" svg:width="3.537cm" svg:height="3.525cm" svg:x="10.265cm" svg:y="0.586cm">
          <draw:image xlink:href="Pictures/10000001000002AC000002BA00F55CEDD6E24B49.png" xlink:type="simple" xlink:show="embed" xlink:actuate="onLoad" draw:mime-type="image/png">
            <text:p/>
          </draw:image>
        </draw:frame>
        <draw:path draw:style-name="gr1" draw:text-style-name="P1" draw:layer="layout" svg:width="7.215cm" svg:height="14.092cm" svg:x="4.949cm" svg:y="4.952cm" svg:viewBox="0 0 7216 14093" svg:d="M5100 2097c-150 162-309 280-465 355-117 55-154 29-147-96 6-123 51-152 116-164zM3436 7492c11-270 554-320 584 57 21 271-82 596-121 992-19 190-18 350 190 281 477-161 632-83 319 357l-532 615 53 874c72-204 116-541 167-844 66-224 185-286 441-114 29 19 35 95 69 95s105-80 136-95c518-244 375-313 532-501 281-336 316-584 59-349-183 166-348 343-454 220-134-156-74-340 53-456 292-265 541-433 783-486 274-60 482-35 601 122 110 144-16 368-213 584l-472 517c198-56 396-111 594-167 119-172 224-183 357-167 193 23 332-11 417 38 96 91 162 179 198 273 67 177-52 260-243 296l-1217 259c-8 107 28 155 76 152 107-8 144 51 161 273 6 80-34 355 76 1626 50 578 53 1119 8 1572-97 963-874 514-1392 129-559-416-547-568-304-577 329-12 610 335 1026 312 70-801 39-1487-68-2105-46-259-107-516-160-775-67-217-125-144-243 23-103 147-284 145-471 53-37-46-87-29-129 61l-129 274c185 93 371 184 509 326 237 245 182 547 61 511-218-64-411-183-610-322-161-113-247 17-188 290l182 851c104 346-47 492-364 440-360-59-302-270-525-448-248-198-367-125-372-539-6-515-51-997-121-1307-57-250 24-364 159-387 151-26 287 32 296 212 46 831-157 1312 251 1649 26-396 42-821 19-1264-12-241-45-475-72-742-8-78-53-57-167-38-103 18-208-16-312-60-80 73-166 133-258 182-20 237-64 444-144 608 236 654 294 1428 60 2370-89 362-553 348-583-24-35-432 147-772 82-1283-525 802-1161 1459-1922 1952-44 29-92-8-137-60-60-72-32-160 54-266 348-433 662-870 923-1318 234-401 422-811 596-1219l440-1033c51-118 128-172 244-183 505-49 934-240 1230-646-58-618-102-1202-83-1671zM1727 9032l-96-147c230-415 398-845 581-1328 164-432 550-357 600-57 108 654-445 1147-1085 1532zM4399 6907c-168 154-133 252 62 309 78 22 119 60 167 111 84 92 199 44 283-54 53-61 110-95 161-140 96-83 71-216-115-327-178-107-390-53-558 101zM4867 4369c-303-3-321 164-41 484 209 239 435 469 680 562 141 54 250 61 327 34 199-70 196-367 36-708-61-132-179-207-310-263-217-94-484-115-692-109zM3514 4480l141 919c26 174 36 385-5 648-374-151-717-277-967-295 37-318 125-675 227-1045 208-49 409-126 604-227zM1715 1348l-10-248c1097-363 2197-859 3063-1070 457-112 669 109 843 267 157 144 159 326 30 476l-922 823c499-113 917-151 1200-40 351 138 401 376 129 646-311 305-665 530-992 773-144 107-371 129-684 129-196-1-307 125-347 376-41 253 108 207 327 189 291-24 609 36 922-70 449-151 744-335 1111-248 195 47 362 159 525 278 106 77 141 253 125 519-13 206-112 146-283 66-380-179-855-170-1399-78-271 46-541 56-800 41-64-3-53-2-60 61-107 895-146 2146-220 2742-508-117-1121-399-1739-806-104-68-130-34-184 42-137 191-292 322-466 387-181 67-245-29-159-248 117-297 411-649 377-882l10-268-1121 317c-293 84-320-235-109-366 831-516 1661-863 2469-1150-113-114 41-446 109-754-224 261-446 477-676 655-270 209-404 163-276-139l278-654c-659 253-1216 379-1676 436-274 34-324-247-59-367 873-395 1749-778 2617-1181-536-61-609-302-325-421 285-119 578-188 852-413 179-147 193-370 16-340-346 56-566 417-841 600-133 88-268 124-376 108z">
          <text:p/>
        </draw:path>
        <draw:path draw:style-name="gr2" draw:text-style-name="P2" draw:layer="layout" svg:width="10.315cm" svg:height="4.233cm" svg:x="3.539cm" svg:y="7.765cm" svg:viewBox="0 0 10316 4234" svg:d="M1470 178h-691l-779 557v699l779-557v2421h691zM2006 3298h735v-736h-735zM3276 3298h646v-870h370c222 0 365 102 365 321v549h646v-505c0-445-214-730-570-855l481-958h-713l-414 891h-165v-1871h-646zM7130 980v1350c0 218-147 321-365 321-228 0-370-103-370-321v-1350h-646v1305c0 612 321 924 820 924 227 0 418-67 561-201v348c0 218-147 321-370 321s-365-103-365-321v-49h-646v4c0 611 401 923 1011 923 615 0 1016-312 1016-923v-2331zM8289 980v1439c0 612 401 923 1011 923 615 0 1016-311 1016-923v-1439h-646v1484c0 218-147 320-370 320s-365-102-365-320v-1484z">
          <text:p/>
        </draw:path>
        <draw:path draw:style-name="gr2" draw:text-style-name="P2" draw:layer="layout" svg:width="0.538cm" svg:height="0.25cm" svg:x="2.736cm" svg:y="17.816cm" svg:viewBox="0 0 539 251" svg:d="M0 99c141-17 313-43 467-99l72 63c-149 96-366 159-515 188z">
          <text:p/>
        </draw:path>
        <draw:path draw:style-name="gr2" draw:text-style-name="P2" draw:layer="layout" svg:width="0.896cm" svg:height="1.087cm" svg:x="2.801cm" svg:y="17.221cm" svg:viewBox="0 0 897 1088" svg:d="M0 946c378-146 908-462 812-946l81 86c53 481-446 818-832 1002z">
          <text:p/>
        </draw:path>
        <draw:path draw:style-name="gr2" draw:text-style-name="P2" draw:layer="layout" svg:width="1.766cm" svg:height="1.74cm" svg:x="3.591cm" svg:y="18.469cm" svg:viewBox="0 0 1767 1741" svg:d="M412 0c-171 706 756 1424 1355 1552-8 59-16 131-25 189-754-70-1794-894-1740-1741z">
          <text:p/>
        </draw:path>
        <draw:path draw:style-name="gr2" draw:text-style-name="P2" draw:layer="layout" svg:width="0.48cm" svg:height="0.622cm" svg:x="3.101cm" svg:y="17.236cm" svg:viewBox="0 0 481 623" svg:d="M174 623c-51-50-108-93-174-119l472-504c48 255-102 467-298 623z">
          <text:p/>
        </draw:path>
        <draw:path draw:style-name="gr2" draw:text-style-name="P2" draw:layer="layout" svg:width="0.534cm" svg:height="1.059cm" svg:x="3.401cm" svg:y="17.349cm" svg:viewBox="0 0 535 1060" svg:d="M340 0c170 309 237 715 168 1060-110 0-220 0-331 0-36-139-96-273-177-393 198-173 349-393 340-667z">
          <text:p/>
        </draw:path>
        <draw:path draw:style-name="gr2" draw:text-style-name="P2" draw:layer="layout" svg:width="0.237cm" svg:height="0.569cm" svg:x="3.198cm" svg:y="16.828cm" svg:viewBox="0 0 238 570" svg:d="M162 570c-52-170-114-381-162-531 58-14 105-26 162-39 24 153 50 328 76 490z">
          <text:p/>
        </draw:path>
        <draw:path draw:style-name="gr2" draw:text-style-name="P2" draw:layer="layout" svg:width="0.988cm" svg:height="1.528cm" svg:x="2.562cm" svg:y="18.47cm" svg:viewBox="0 0 989 1529" svg:d="M0 1529c58-618 416-1238 976-1529-5 85-1 169 13 252-381 311-586 787-579 1277z">
          <text:p/>
        </draw:path>
        <draw:path draw:style-name="gr2" draw:text-style-name="P2" draw:layer="layout" svg:width="0.538cm" svg:height="0.251cm" svg:x="2.604cm" svg:y="17.98cm" svg:viewBox="0 0 539 252" svg:d="M539 99c-140-17-312-43-467-99l-72 63c150 97 366 159 515 189z">
          <text:p/>
        </draw:path>
        <draw:path draw:style-name="gr2" draw:text-style-name="P2" draw:layer="layout" svg:width="0.897cm" svg:height="1.086cm" svg:x="2.182cm" svg:y="17.386cm" svg:viewBox="0 0 898 1087" svg:d="M898 946c-378-146-909-463-812-946l-82 86c-53 481 447 818 833 1001z">
          <text:p/>
        </draw:path>
        <draw:path draw:style-name="gr2" draw:text-style-name="P2" draw:layer="layout" svg:width="1.766cm" svg:height="1.74cm" svg:x="0.524cm" svg:y="18.633cm" svg:viewBox="0 0 1767 1741" svg:d="M1355 0c171 706-756 1425-1355 1553 8 58 16 130 24 188 756-70 1794-894 1741-1741z">
          <text:p/>
        </draw:path>
        <draw:path draw:style-name="gr2" draw:text-style-name="P2" draw:layer="layout" svg:width="0.479cm" svg:height="0.622cm" svg:x="2.298cm" svg:y="17.4cm" svg:viewBox="0 0 480 623" svg:d="M307 623c51-50 109-92 173-118l-471-505c-48 255 102 469 298 623z">
          <text:p/>
        </draw:path>
        <draw:path draw:style-name="gr2" draw:text-style-name="P2" draw:layer="layout" svg:width="0.533cm" svg:height="1.06cm" svg:x="1.944cm" svg:y="17.513cm" svg:viewBox="0 0 534 1061" svg:d="M194 0c-170 309-236 714-168 1061 110 0 221 0 331 0 36-141 96-275 177-394-198-174-349-394-340-667z">
          <text:p/>
        </draw:path>
        <draw:path draw:style-name="gr2" draw:text-style-name="P2" draw:layer="layout" svg:width="0.236cm" svg:height="0.569cm" svg:x="2.444cm" svg:y="16.993cm" svg:viewBox="0 0 237 570" svg:d="M75 570c53-170 114-382 162-532-57-14-104-25-162-38-23 152-51 327-75 490z">
          <text:p/>
        </draw:path>
        <draw:path draw:style-name="gr2" draw:text-style-name="P2" draw:layer="layout" svg:width="0.988cm" svg:height="1.527cm" svg:x="2.329cm" svg:y="18.635cm" svg:viewBox="0 0 989 1528" svg:d="M989 1528c-58-618-417-1238-976-1528 5 84 0 168-13 251 381 313 586 788 578 1277z">
          <text:p/>
        </draw:path>
        <draw:frame draw:style-name="gr27" draw:text-style-name="P12" draw:layer="layout" svg:width="2.534cm" svg:height="0.441cm" svg:x="13.449cm" svg:y="15.192cm">
          <draw:text-box>
            <text:p text:style-name="P7"><text:span text:style-name="T4">Team (club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ArialNarrow" svg:font-family="ArialNarrow" style:font-pitch="variable"/>
    <style:font-face style:name="ArialNarrow1" svg:font-family="ArialNarrow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Idealista" svg:font-family="Idealista" style:font-pitch="variable"/>
    <style:font-face style:name="Idealista1" svg:font-family="Idealist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/>
    <draw:gradient draw:name="S_20_výplní" draw:display-name="S výplní" draw:style="linear" draw:start-color="#ffffff" draw:end-color="#cccccc" draw:start-intensity="100%" draw:end-intensity="100%" draw:angle="30deg" draw:border="0%"/>
    <draw:gradient draw:name="Tvary" draw:style="rectangular" draw:cx="50%" draw:cy="50%" draw:start-color="#cccccc" draw:end-color="#ffffff" draw:start-intensity="100%" draw:end-intensity="100%" draw:angle="0deg" draw:border="0%"/>
    <draw:gradient draw:name="Zelená_20_výplň" draw:display-name="Zelená výplň" draw:style="linear" draw:start-color="#77bc65" draw:end-color="#127622" draw:start-intensity="100%" draw:end-intensity="100%" draw:angle="30deg" draw:border="0%"/>
    <draw:gradient draw:name="Červená_20_výplň" draw:display-name="Červená výplň" draw:style="linear" draw:start-color="#ff6d6d" draw:end-color="#c9211e" draw:start-intensity="100%" draw:end-intensity="100%" draw:angle="30deg" draw:border="0%"/>
    <draw:gradient draw:name="Žlutá_20_výplň" draw:display-name="Žlutá výplň" draw:style="linear" draw:start-color="#ffde59" draw:end-color="#b47804" draw:start-intensity="100%" draw:end-intensity="100%" draw:angle="30deg" draw:border="0%"/>
    <draw:opacity draw:name="Transparency_20_1" draw:display-name="Transparency 1" draw:style="linear" draw:start="100%" draw:end="100%" draw:angle="0deg" draw:border="0%"/>
    <draw:opacity draw:name="Transparency_20_2" draw:display-name="Transparency 2" draw:style="linear" draw:start="100%" draw:end="100%" draw:angle="117.8deg" draw:border="0%"/>
    <draw:opacity draw:name="Transparency_20_3" draw:display-name="Transparency 3" draw:style="linear" draw:start="100%" draw:end="100%" draw:angle="359.2deg" draw:border="0%"/>
    <draw:opacity draw:name="Transparency_20_4" draw:display-name="Transparency 4" draw:style="linear" draw:start="100%" draw:end="100%" draw:angle="359.2deg" draw:border="24%"/>
    <draw:marker draw:name="Arrow" svg:viewBox="0 0 20 30" svg:d="M10 0l-10 30h20z"/>
    <draw:stroke-dash draw:name="Long_20_Dash_20_Dot_20_3" draw:display-name="Long Dash Dot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-dash="Long_20_Dash_20_Dot_20_3" draw:opacity="100%" draw:shadow-color="#000000" draw:shadow-opacity="100%" text:animation-delay="P0D"/>
    </style:style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.5cm" fo:margin-right="0.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19T13:11:32.386302090</dc:date>
    <meta:editing-duration>PT7M9S</meta:editing-duration>
    <meta:editing-cycles>2</meta:editing-cycles>
    <meta:generator>LibreOffice/7.4.5.1$Linux_X86_64 LibreOffice_project/40$Build-1</meta:generator>
    <meta:document-statistic meta:object-count="330"/>
  </office:meta>
</office:document-meta>
</file>